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rebuchet MS" svg:font-family="'Trebuchet MS', 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2986in" table:align="left"/>
    </style:style>
    <style:style style:name="Table1.A" style:family="table-column">
      <style:table-column-properties style:column-width="1.3729in"/>
    </style:style>
    <style:style style:name="Table1.B" style:family="table-column">
      <style:table-column-properties style:column-width="1.9257in"/>
    </style:style>
    <style:style style:name="Table1.A1" style:family="table-cell">
      <style:table-cell-properties style:vertical-align="middle" fo:background-color="transparent" fo:padding="0.0194in" fo:border="none">
        <style:background-image/>
      </style:table-cell-properties>
    </style:style>
    <style:style style:name="Table2" style:family="table">
      <style:table-properties style:width="3.2986in" table:align="left"/>
    </style:style>
    <style:style style:name="Table2.A" style:family="table-column">
      <style:table-column-properties style:column-width="1.3729in"/>
    </style:style>
    <style:style style:name="Table2.B" style:family="table-column">
      <style:table-column-properties style:column-width="1.9257in"/>
    </style:style>
    <style:style style:name="Table2.A1" style:family="table-cell">
      <style:table-cell-properties style:vertical-align="middle" fo:background-color="transparent" fo:padding="0.0194in" fo:border="none">
        <style:background-image/>
      </style:table-cell-properties>
    </style:style>
    <style:style style:name="Table3" style:family="table">
      <style:table-properties style:width="3.5667in" table:align="left"/>
    </style:style>
    <style:style style:name="Table3.A" style:family="table-column">
      <style:table-column-properties style:column-width="1.3729in"/>
    </style:style>
    <style:style style:name="Table3.B" style:family="table-column">
      <style:table-column-properties style:column-width="2.1938in"/>
    </style:style>
    <style:style style:name="Table3.A1" style:family="table-cell">
      <style:table-cell-properties style:vertical-align="middle" fo:background-color="transparent" fo:padding="0.0194in" fo:border="none">
        <style:background-image/>
      </style:table-cell-properties>
    </style:style>
    <style:style style:name="Table4" style:family="table">
      <style:table-properties style:width="3.6271in" table:align="left"/>
    </style:style>
    <style:style style:name="Table4.A" style:family="table-column">
      <style:table-column-properties style:column-width="1.3729in"/>
    </style:style>
    <style:style style:name="Table4.B" style:family="table-column">
      <style:table-column-properties style:column-width="2.2542in"/>
    </style:style>
    <style:style style:name="Table4.A1" style:family="table-cell">
      <style:table-cell-properties style:vertical-align="middle" fo:background-color="transparent" fo:padding="0.0194in" fo:border="none">
        <style:background-image/>
      </style:table-cell-properties>
    </style:style>
    <style:style style:name="Table5" style:family="table">
      <style:table-properties style:width="6.925in" table:align="left"/>
    </style:style>
    <style:style style:name="Table5.A" style:family="table-column">
      <style:table-column-properties style:column-width="1.3424in"/>
    </style:style>
    <style:style style:name="Table5.B" style:family="table-column">
      <style:table-column-properties style:column-width="5.5826in"/>
    </style:style>
    <style:style style:name="Table5.A1" style:family="table-cell">
      <style:table-cell-properties style:vertical-align="middle" fo:background-color="transparent" fo:padding="0.0194in" fo:border="none">
        <style:background-image/>
      </style:table-cell-properties>
    </style:style>
    <style:style style:name="Table6" style:family="table">
      <style:table-properties style:width="3.8563in" table:align="left"/>
    </style:style>
    <style:style style:name="Table6.A" style:family="table-column">
      <style:table-column-properties style:column-width="1.3729in"/>
    </style:style>
    <style:style style:name="Table6.B" style:family="table-column">
      <style:table-column-properties style:column-width="2.4833in"/>
    </style:style>
    <style:style style:name="Table6.A1" style:family="table-cell">
      <style:table-cell-properties style:vertical-align="middle" fo:background-color="transparent" fo:padding="0.0194in" fo:border="none">
        <style:background-image/>
      </style:table-cell-properties>
    </style:style>
    <style:style style:name="Table7" style:family="table">
      <style:table-properties style:width="5.2382in" table:align="left"/>
    </style:style>
    <style:style style:name="Table7.A" style:family="table-column">
      <style:table-column-properties style:column-width="1.3729in"/>
    </style:style>
    <style:style style:name="Table7.B" style:family="table-column">
      <style:table-column-properties style:column-width="3.8653in"/>
    </style:style>
    <style:style style:name="Table7.A1" style:family="table-cell">
      <style:table-cell-properties style:vertical-align="middle" fo:background-color="transparent" fo:padding="0.0194in" fo:border="none">
        <style:background-image/>
      </style:table-cell-properties>
    </style:style>
    <style:style style:name="Table8" style:family="table">
      <style:table-properties style:width="2.9889in" table:align="left"/>
    </style:style>
    <style:style style:name="Table8.A" style:family="table-column">
      <style:table-column-properties style:column-width="1.3729in"/>
    </style:style>
    <style:style style:name="Table8.B" style:family="table-column">
      <style:table-column-properties style:column-width="1.616in"/>
    </style:style>
    <style:style style:name="Table8.A1" style:family="table-cell">
      <style:table-cell-properties style:vertical-align="middle" fo:background-color="transparent" fo:padding="0.0194in" fo:border="none">
        <style:background-image/>
      </style:table-cell-properties>
    </style:style>
    <style:style style:name="Table9" style:family="table">
      <style:table-properties style:width="3.4882in" table:align="left"/>
    </style:style>
    <style:style style:name="Table9.A" style:family="table-column">
      <style:table-column-properties style:column-width="1.3729in"/>
    </style:style>
    <style:style style:name="Table9.B" style:family="table-column">
      <style:table-column-properties style:column-width="2.1153in"/>
    </style:style>
    <style:style style:name="Table9.A1" style:family="table-cell">
      <style:table-cell-properties style:vertical-align="middle" fo:background-color="transparent" fo:padding="0.0194in" fo:border="none">
        <style:background-image/>
      </style:table-cell-properties>
    </style:style>
    <style:style style:name="Table10" style:family="table">
      <style:table-properties style:width="2.7806in" table:align="left"/>
    </style:style>
    <style:style style:name="Table10.A" style:family="table-column">
      <style:table-column-properties style:column-width="1.3729in"/>
    </style:style>
    <style:style style:name="Table10.B" style:family="table-column">
      <style:table-column-properties style:column-width="1.4076in"/>
    </style:style>
    <style:style style:name="Table10.A1" style:family="table-cell">
      <style:table-cell-properties style:vertical-align="middle" fo:background-color="transparent" fo:padding="0.0194in" fo:border="none">
        <style:background-image/>
      </style:table-cell-properties>
    </style:style>
    <style:style style:name="Table12" style:family="table">
      <style:table-properties style:width="6.1472in" table:align="left"/>
    </style:style>
    <style:style style:name="Table12.A" style:family="table-column">
      <style:table-column-properties style:column-width="1.3729in"/>
    </style:style>
    <style:style style:name="Table12.B" style:family="table-column">
      <style:table-column-properties style:column-width="4.7743in"/>
    </style:style>
    <style:style style:name="Table12.A1" style:family="table-cell">
      <style:table-cell-properties style:vertical-align="middle" fo:background-color="transparent" fo:padding="0.0194in" fo:border="none">
        <style:background-image/>
      </style:table-cell-properties>
    </style:style>
    <style:style style:name="Table13" style:family="table">
      <style:table-properties style:width="6.1472in" table:align="left"/>
    </style:style>
    <style:style style:name="Table13.A" style:family="table-column">
      <style:table-column-properties style:column-width="1.3729in"/>
    </style:style>
    <style:style style:name="Table13.B" style:family="table-column">
      <style:table-column-properties style:column-width="4.7743in"/>
    </style:style>
    <style:style style:name="Table13.A1" style:family="table-cell">
      <style:table-cell-properties style:vertical-align="middle" fo:background-color="transparent" fo:padding="0.0194in" fo:border="none">
        <style:background-image/>
      </style:table-cell-properties>
    </style:style>
    <style:style style:name="Table11" style:family="table">
      <style:table-properties style:width="6.1472in" table:align="left"/>
    </style:style>
    <style:style style:name="Table11.A" style:family="table-column">
      <style:table-column-properties style:column-width="1.3729in"/>
    </style:style>
    <style:style style:name="Table11.B" style:family="table-column">
      <style:table-column-properties style:column-width="4.7743in"/>
    </style:style>
    <style:style style:name="Table11.A1" style:family="table-cell">
      <style:table-cell-properties style:vertical-align="middle" fo:background-color="transparent" fo:padding="0.0194in" fo:border="none">
        <style:background-image/>
      </style:table-cell-properties>
    </style:style>
    <style:style style:name="Table14" style:family="table">
      <style:table-properties style:width="3.7111in" table:align="left"/>
    </style:style>
    <style:style style:name="Table14.A" style:family="table-column">
      <style:table-column-properties style:column-width="1.3729in"/>
    </style:style>
    <style:style style:name="Table14.B" style:family="table-column">
      <style:table-column-properties style:column-width="2.3382in"/>
    </style:style>
    <style:style style:name="Table14.A1" style:family="table-cell">
      <style:table-cell-properties style:vertical-align="middle" fo:background-color="transparent" fo:padding="0.0194in" fo:border="none">
        <style:background-image/>
      </style:table-cell-properties>
    </style:style>
    <style:style style:name="Table15" style:family="table">
      <style:table-properties style:width="3.2986in" table:align="left"/>
    </style:style>
    <style:style style:name="Table15.A" style:family="table-column">
      <style:table-column-properties style:column-width="1.3729in"/>
    </style:style>
    <style:style style:name="Table15.B" style:family="table-column">
      <style:table-column-properties style:column-width="1.9257in"/>
    </style:style>
    <style:style style:name="Table15.A1" style:family="table-cell">
      <style:table-cell-properties style:vertical-align="middle" fo:background-color="transparent" fo:padding="0.0194in" fo:border="none">
        <style:background-image/>
      </style:table-cell-properties>
    </style:style>
    <style:style style:name="Table22" style:family="table">
      <style:table-properties style:width="3.4882in" table:align="left"/>
    </style:style>
    <style:style style:name="Table22.A" style:family="table-column">
      <style:table-column-properties style:column-width="1.3729in"/>
    </style:style>
    <style:style style:name="Table22.B" style:family="table-column">
      <style:table-column-properties style:column-width="2.1153in"/>
    </style:style>
    <style:style style:name="Table22.A1" style:family="table-cell">
      <style:table-cell-properties style:vertical-align="middle" fo:background-color="transparent" fo:padding="0.0194in" fo:border="none">
        <style:background-image/>
      </style:table-cell-properties>
    </style:style>
    <style:style style:name="Table16" style:family="table">
      <style:table-properties style:width="5.3222in" table:align="left"/>
    </style:style>
    <style:style style:name="Table16.A" style:family="table-column">
      <style:table-column-properties style:column-width="1.3729in"/>
    </style:style>
    <style:style style:name="Table16.B" style:family="table-column">
      <style:table-column-properties style:column-width="3.9493in"/>
    </style:style>
    <style:style style:name="Table16.A1" style:family="table-cell">
      <style:table-cell-properties style:vertical-align="middle" fo:background-color="transparent" fo:padding="0.0194in" fo:border="none">
        <style:background-image/>
      </style:table-cell-properties>
    </style:style>
    <style:style style:name="Table17" style:family="table">
      <style:table-properties style:width="2.6069in" table:align="left"/>
    </style:style>
    <style:style style:name="Table17.A" style:family="table-column">
      <style:table-column-properties style:column-width="1.3729in"/>
    </style:style>
    <style:style style:name="Table17.B" style:family="table-column">
      <style:table-column-properties style:column-width="1.234in"/>
    </style:style>
    <style:style style:name="Table17.A1" style:family="table-cell">
      <style:table-cell-properties style:vertical-align="middle" fo:background-color="transparent" fo:padding="0.0194in" fo:border="none">
        <style:background-image/>
      </style:table-cell-properties>
    </style:style>
    <style:style style:name="Table18" style:family="table">
      <style:table-properties style:width="3.4882in" table:align="left"/>
    </style:style>
    <style:style style:name="Table18.A" style:family="table-column">
      <style:table-column-properties style:column-width="1.3729in"/>
    </style:style>
    <style:style style:name="Table18.B" style:family="table-column">
      <style:table-column-properties style:column-width="2.1153in"/>
    </style:style>
    <style:style style:name="Table18.A1" style:family="table-cell">
      <style:table-cell-properties style:vertical-align="middle" fo:background-color="transparent" fo:padding="0.0194in" fo:border="none">
        <style:background-image/>
      </style:table-cell-properties>
    </style:style>
    <style:style style:name="Table19" style:family="table">
      <style:table-properties style:width="3.2986in" table:align="left"/>
    </style:style>
    <style:style style:name="Table19.A" style:family="table-column">
      <style:table-column-properties style:column-width="1.3729in"/>
    </style:style>
    <style:style style:name="Table19.B" style:family="table-column">
      <style:table-column-properties style:column-width="1.9257in"/>
    </style:style>
    <style:style style:name="Table19.A1" style:family="table-cell">
      <style:table-cell-properties style:vertical-align="middle" fo:background-color="transparent" fo:padding="0.0194in" fo:border="none">
        <style:background-image/>
      </style:table-cell-properties>
    </style:style>
    <style:style style:name="Table20" style:family="table">
      <style:table-properties style:width="5.4396in" table:align="left"/>
    </style:style>
    <style:style style:name="Table20.A" style:family="table-column">
      <style:table-column-properties style:column-width="3.8722in"/>
    </style:style>
    <style:style style:name="Table20.B" style:family="table-column">
      <style:table-column-properties style:column-width="1.5674in"/>
    </style:style>
    <style:style style:name="Table20.A1" style:family="table-cell">
      <style:table-cell-properties style:vertical-align="middle" fo:background-color="#a68563" fo:padding="0.0194in" fo:border="none">
        <style:background-image/>
      </style:table-cell-properties>
    </style:style>
    <style:style style:name="Table20.A2" style:family="table-cell">
      <style:table-cell-properties style:vertical-align="middle" fo:background-color="#f2e0ce" fo:padding="0.0194in" fo:border="none">
        <style:background-image/>
      </style:table-cell-properties>
    </style:style>
    <style:style style:name="Table20.A3" style:family="table-cell">
      <style:table-cell-properties style:vertical-align="middle" fo:background-color="#fff2e5" fo:padding="0.0194in" fo:border="none">
        <style:background-image/>
      </style:table-cell-properties>
    </style:style>
    <style:style style:name="Table21" style:family="table">
      <style:table-properties style:width="6.1in" table:align="left"/>
    </style:style>
    <style:style style:name="Table21.A" style:family="table-column">
      <style:table-column-properties style:column-width="1.3729in"/>
    </style:style>
    <style:style style:name="Table21.B" style:family="table-column">
      <style:table-column-properties style:column-width="4.7271in"/>
    </style:style>
    <style:style style:name="Table21.A1" style:family="table-cell">
      <style:table-cell-properties style:vertical-align="middle" fo:background-color="transparent" fo:padding="0.0194in" fo:border="none">
        <style:background-image/>
      </style:table-cell-properties>
    </style:style>
    <style:style style:name="P1" style:family="paragraph" style:parent-style-name="Text_20_body">
      <style:paragraph-properties fo:margin-top="0in" fo:margin-bottom="0.0835in"/>
    </style:style>
    <style:style style:name="P2" style:family="paragraph" style:parent-style-name="Text_20_body">
      <style:paragraph-properties fo:margin-top="0in" fo:margin-bottom="0.0835in"/>
      <style:text-properties fo:font-variant="normal" fo:text-transform="none" fo:color="#000000" style:font-name="Trebuchet MS" fo:font-size="10.5pt" fo:letter-spacing="normal" fo:font-style="normal" fo:font-weight="normal"/>
    </style:style>
    <style:style style:name="P3" style:family="paragraph" style:parent-style-name="Text_20_body">
      <style:paragraph-properties fo:margin-top="0in" fo:margin-bottom="0.0835in"/>
      <style:text-properties fo:font-size="10.5pt" style:font-size-asian="10.5pt" style:font-size-complex="10.5pt"/>
    </style:style>
    <style:style style:name="P4" style:family="paragraph" style:parent-style-name="Heading_20_1">
      <style:paragraph-properties fo:margin-top="0in" fo:margin-bottom="0.0835in"/>
      <style:text-properties fo:font-variant="normal" fo:text-transform="none" fo:color="#000000" style:font-name="Trebuchet MS" fo:font-size="16pt" fo:letter-spacing="normal" fo:font-style="normal" style:font-size-asian="16pt" style:font-size-complex="16pt"/>
    </style:style>
    <style:style style:name="P5" style:family="paragraph" style:parent-style-name="Heading_20_1">
      <style:paragraph-properties fo:margin-top="0in" fo:margin-bottom="0.0835in"/>
      <style:text-properties fo:font-size="16pt" style:font-size-asian="16pt" style:font-size-complex="16pt"/>
    </style:style>
    <style:style style:name="P6" style:family="paragraph" style:parent-style-name="Heading_20_5">
      <style:paragraph-properties fo:margin-top="0in" fo:margin-bottom="0.0835in"/>
      <style:text-properties fo:font-variant="normal" fo:text-transform="none" fo:color="#000000" style:font-name="Trebuchet MS" fo:letter-spacing="normal" fo:font-style="normal"/>
    </style:style>
    <style:style style:name="P7" style:family="paragraph" style:parent-style-name="Heading_20_4">
      <style:paragraph-properties fo:margin-left="0in" fo:margin-right="0in" fo:margin-top="0in" fo:margin-bottom="0in" fo:text-indent="0in" style:auto-text-indent="false"/>
    </style:style>
    <style:style style:name="P8" style:family="paragraph" style:parent-style-name="Heading_20_4">
      <style:paragraph-properties fo:margin-left="0in" fo:margin-right="0in" fo:margin-top="0in" fo:margin-bottom="0in" fo:orphans="2" fo:widows="2" fo:text-indent="0in" style:auto-text-indent="false"/>
    </style:style>
    <style:style style:name="P9" style:family="paragraph" style:parent-style-name="Heading_20_4">
      <style:paragraph-properties fo:margin-left="0in" fo:margin-right="0in" fo:margin-top="0in" fo:margin-bottom="0in" fo:orphans="2" fo:widows="2" fo:text-indent="0in" style:auto-text-indent="false"/>
      <style:text-properties fo:color="#000066" style:text-line-through-style="none" style:font-name="Trebuchet MS" fo:letter-spacing="normal" fo:font-style="italic" style:text-underline-style="none" style:text-blinking="false"/>
    </style:style>
    <style:style style:name="P10" style:family="paragraph" style:parent-style-name="Text_20_body">
      <style:paragraph-properties fo:margin-left="0in" fo:margin-right="0in" fo:margin-top="0in" fo:margin-bottom="0in" fo:text-align="center" style:justify-single-word="false" fo:text-indent="0in" style:auto-text-indent="false" fo:padding="0in" fo:border="none"/>
    </style:style>
    <style:style style:name="P11" style:family="paragraph" style:parent-style-name="Text_20_body">
      <style:paragraph-properties fo:margin-left="0in" fo:margin-right="0in" fo:orphans="2" fo:widows="2" fo:text-indent="0in" style:auto-text-indent="false"/>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style:font-name="Trebuchet MS" fo:font-size="10.5pt" fo:letter-spacing="normal" fo:font-style="normal" fo:font-weight="normal"/>
    </style:style>
    <style:style style:name="P13" style:family="paragraph" style:parent-style-name="Text_20_body">
      <style:paragraph-properties fo:margin-left="0in" fo:margin-right="0in" fo:orphans="2" fo:widows="2" fo:text-indent="0in" style:auto-text-indent="false"/>
      <style:text-properties fo:font-variant="normal" fo:text-transform="none" fo:color="#000000" style:font-name="Trebuchet MS" fo:font-size="10.5pt" fo:letter-spacing="normal" fo:font-style="italic" fo:font-weight="normal" style:font-style-asian="italic" style:font-style-complex="italic"/>
    </style:style>
    <style:style style:name="P14" style:family="paragraph" style:parent-style-name="Text_20_body">
      <style:paragraph-properties fo:margin-left="0in" fo:margin-right="0in" fo:margin-top="0in" fo:margin-bottom="0.0835in" fo:orphans="2" fo:widows="2" fo:text-indent="0in" style:auto-text-indent="false"/>
    </style:style>
    <style:style style:name="P15" style:family="paragraph" style:parent-style-name="Text_20_body">
      <style:paragraph-properties fo:margin-left="0in" fo:margin-right="0in" fo:margin-top="0in" fo:margin-bottom="0.0835in" fo:orphans="2" fo:widows="2" fo:text-indent="0in" style:auto-text-indent="false"/>
      <style:text-properties fo:font-variant="normal" fo:text-transform="none" fo:color="#000000" style:font-name="Trebuchet MS" fo:font-size="10.5pt" fo:letter-spacing="normal" fo:font-style="normal" fo:font-weight="normal"/>
    </style:style>
    <style:style style:name="P16" style:family="paragraph" style:parent-style-name="Heading_20_1">
      <style:paragraph-properties fo:margin-left="0in" fo:margin-right="0in" fo:margin-top="0in" fo:margin-bottom="0.0835in" fo:orphans="2" fo:widows="2" fo:text-indent="0in" style:auto-text-indent="false"/>
      <style:text-properties fo:font-variant="normal" fo:text-transform="none" fo:color="#000000" style:font-name="Trebuchet MS" fo:font-size="10.5pt" fo:letter-spacing="normal" fo:font-style="normal" fo:font-weight="normal"/>
    </style:style>
    <style:style style:name="P17" style:family="paragraph" style:parent-style-name="Heading_20_5">
      <style:paragraph-properties fo:margin-left="0in" fo:margin-right="0in" fo:margin-top="0.1043in" fo:margin-bottom="0in" fo:text-indent="0in" style:auto-text-indent="false"/>
    </style:style>
    <style:style style:name="P18" style:family="paragraph" style:parent-style-name="Heading_20_5">
      <style:paragraph-properties fo:margin-left="0in" fo:margin-right="0in" fo:margin-top="0.1043in" fo:margin-bottom="0in" fo:orphans="2" fo:widows="2" fo:text-indent="0in" style:auto-text-indent="false"/>
      <style:text-properties fo:font-variant="normal" fo:text-transform="none" fo:color="#000000" style:font-name="Trebuchet MS" fo:letter-spacing="normal" fo:font-style="normal"/>
    </style:style>
    <style:style style:name="P19" style:family="paragraph" style:parent-style-name="Heading_20_5">
      <style:paragraph-properties fo:margin-left="0in" fo:margin-right="0in" fo:margin-top="0.1043in" fo:margin-bottom="0in" fo:text-indent="0in" style:auto-text-indent="false"/>
      <style:text-properties fo:font-size="10.5pt" style:font-size-asian="10.5pt" style:font-size-complex="10.5pt"/>
    </style:style>
    <style:style style:name="P20" style:family="paragraph" style:parent-style-name="Heading_20_6">
      <style:paragraph-properties fo:margin-left="0in" fo:margin-right="0in" fo:margin-top="0.1043in" fo:margin-bottom="0in" fo:orphans="2" fo:widows="2" fo:text-indent="0in" style:auto-text-indent="false"/>
      <style:text-properties fo:color="#000000" style:font-name="Trebuchet MS" fo:letter-spacing="normal" fo:font-style="italic" fo:font-weight="normal"/>
    </style:style>
    <style:style style:name="P21" style:family="paragraph" style:parent-style-name="Table_20_Contents">
      <style:paragraph-properties fo:padding="0in" fo:border="none"/>
    </style:style>
    <style:style style:name="P22" style:family="paragraph" style:parent-style-name="Table_20_Contents">
      <style:paragraph-properties fo:padding="0in" fo:border="none"/>
      <style:text-properties fo:font-size="10.5pt" style:font-size-asian="10.5pt" style:font-size-complex="10.5pt"/>
    </style:style>
    <style:style style:name="P23" style:family="paragraph" style:parent-style-name="Table_20_Heading">
      <style:paragraph-properties fo:text-align="end" style:justify-single-word="false" fo:padding="0in" fo:border="none"/>
    </style:style>
    <style:style style:name="P24" style:family="paragraph" style:parent-style-name="Heading_20_1">
      <style:text-properties fo:font-size="16pt" style:font-size-asian="16pt" style:font-size-complex="16pt"/>
    </style:style>
    <style:style style:name="P25" style:family="paragraph" style:parent-style-name="Heading_20_1">
      <style:text-properties fo:font-variant="normal" fo:text-transform="none" fo:color="#000000" style:font-name="Trebuchet MS" fo:font-size="16pt" fo:letter-spacing="normal" fo:font-style="normal" style:font-size-asian="16pt" style:font-size-complex="16pt"/>
    </style:style>
    <style:style style:name="P26" style:family="paragraph" style:parent-style-name="Text_20_body">
      <style:paragraph-properties fo:margin-top="0.052in" fo:margin-bottom="0.0835in" fo:orphans="2" fo:widows="2"/>
      <style:text-properties fo:font-variant="normal" fo:text-transform="none" fo:color="#000000" style:font-name="Trebuchet MS" fo:font-size="10.5pt" fo:letter-spacing="normal" fo:font-style="normal" fo:font-weight="normal"/>
    </style:style>
    <style:style style:name="P27" style:family="paragraph" style:parent-style-name="Table_20_Contents">
      <style:paragraph-properties fo:padding-left="0.052in" fo:padding-right="0in" fo:padding-top="0.0193in" fo:padding-bottom="0in" fo:border-left="0.0138in solid #8c7054" fo:border-right="none" fo:border-top="0.0138in solid #8c7054" fo:border-bottom="none"/>
      <style:text-properties fo:font-size="10.5pt" style:font-size-asian="10.5pt" style:font-size-complex="10.5pt"/>
    </style:style>
    <style:style style:name="P28" style:family="paragraph" style:parent-style-name="Table_20_Heading">
      <style:paragraph-properties fo:text-align="start" style:justify-single-word="false" fo:padding-left="0.052in" fo:padding-right="0in" fo:padding-top="0.0193in" fo:padding-bottom="0in" fo:border-left="0.0138in solid #8c7054" fo:border-right="none" fo:border-top="0.0138in solid #8c7054" fo:border-bottom="none"/>
      <style:text-properties fo:color="#ffffff" fo:font-size="10.5pt" style:font-size-asian="10.5pt" style:font-size-complex="10.5pt"/>
    </style:style>
    <style:style style:name="P29" style:family="paragraph" style:parent-style-name="Text_20_body">
      <style:text-properties fo:font-size="10.5pt" style:font-size-asian="10.5pt" style:font-size-complex="10.5pt"/>
    </style:style>
    <style:style style:name="P30" style:family="paragraph" style:parent-style-name="Text_20_body">
      <style:paragraph-properties fo:margin-left="0in" fo:margin-right="0in" fo:margin-top="0.1043in" fo:margin-bottom="0in" fo:orphans="2" fo:widows="2" fo:text-indent="0in" style:auto-text-indent="false"/>
      <style:text-properties fo:font-variant="normal" fo:text-transform="none" fo:color="#000000" style:font-name="Trebuchet MS" fo:letter-spacing="normal" fo:font-style="normal" fo:font-weight="normal" style:font-weight-asian="normal" style:font-weight-complex="normal"/>
    </style:style>
    <style:style style:name="P31" style:family="paragraph" style:parent-style-name="Text_20_body">
      <style:paragraph-properties fo:margin-left="0in" fo:margin-right="0in" fo:margin-top="0in" fo:margin-bottom="0.0835in" fo:orphans="2" fo:widows="2" fo:text-indent="0in" style:auto-text-indent="false"/>
    </style:style>
    <style:style style:name="P32" style:family="paragraph" style:parent-style-name="Text_20_body">
      <style:paragraph-properties fo:margin-left="0in" fo:margin-right="0in" fo:margin-top="0in" fo:margin-bottom="0.0835in" fo:orphans="2" fo:widows="2" fo:text-indent="0in" style:auto-text-indent="false"/>
      <style:text-properties fo:font-variant="normal" fo:text-transform="none" fo:color="#000000" style:font-name="Trebuchet MS" fo:font-size="10.5pt" fo:letter-spacing="normal" fo:font-style="normal" fo:font-weight="normal"/>
    </style:style>
    <style:style style:name="P33" style:family="paragraph" style:parent-style-name="Text_20_body">
      <style:paragraph-properties fo:margin-left="0in" fo:margin-right="0in" fo:orphans="2" fo:widows="2" fo:text-indent="0in" style:auto-text-indent="false"/>
      <style:text-properties fo:font-variant="normal" fo:text-transform="none" fo:color="#000000" style:font-name="Trebuchet MS" fo:font-size="10.5pt" fo:letter-spacing="normal" fo:font-style="normal" fo:font-weight="normal"/>
    </style:style>
    <style:style style:name="P34" style:family="paragraph" style:parent-style-name="Text_20_body" style:list-style-name="L1">
      <style:paragraph-properties fo:margin-top="0.052in" fo:margin-bottom="0.0835in" fo:orphans="2" fo:widows="2"/>
      <style:text-properties fo:font-variant="normal" fo:text-transform="none" fo:color="#000000" style:font-name="Trebuchet MS" fo:font-size="10.5pt" fo:letter-spacing="normal" fo:font-style="normal" fo:font-weight="normal"/>
    </style:style>
    <style:style style:name="P35" style:family="paragraph" style:parent-style-name="Text_20_body">
      <style:paragraph-properties fo:margin-top="0in" fo:margin-bottom="0.0835in"/>
    </style:style>
    <style:style style:name="P36" style:family="paragraph" style:parent-style-name="Table_20_Contents" style:list-style-name="L2">
      <style:paragraph-properties fo:margin-left="0in" fo:margin-right="0in" fo:margin-top="0in" fo:margin-bottom="0in" fo:text-indent="0in" style:auto-text-indent="false" fo:padding="0in" fo:border="none"/>
      <style:text-properties fo:font-size="10.5pt" style:font-size-asian="10.5pt" style:font-size-complex="10.5pt"/>
    </style:style>
    <style:style style:name="P37" style:family="paragraph" style:parent-style-name="Heading_20_1">
      <style:paragraph-properties fo:margin-top="0in" fo:margin-bottom="0.0835in"/>
    </style:style>
    <style:style style:name="P38" style:family="paragraph" style:parent-style-name="Heading_20_1">
      <style:paragraph-properties fo:margin-top="0in" fo:margin-bottom="0.0835in"/>
      <style:text-properties fo:font-variant="normal" fo:text-transform="none" fo:color="#000000" style:font-name="Trebuchet MS" fo:font-size="16pt" fo:letter-spacing="normal" fo:font-style="normal"/>
    </style:style>
    <style:style style:name="P39" style:family="paragraph" style:parent-style-name="Heading_20_1">
      <style:paragraph-properties fo:margin-top="0in" fo:margin-bottom="0.0835in"/>
      <style:text-properties fo:font-variant="normal" fo:text-transform="none" fo:color="#000000" style:font-name="Trebuchet MS" fo:font-size="16pt" fo:letter-spacing="normal" fo:font-style="normal" style:font-size-asian="16pt" style:font-size-complex="16pt"/>
    </style:style>
    <style:style style:name="T1" style:family="text">
      <style:text-properties fo:color="#000066" style:text-line-through-style="none" style:text-underline-style="none" style:text-blinking="false"/>
    </style:style>
    <style:style style:name="T2" style:family="text">
      <style:text-properties fo:color="#000066" style:text-line-through-style="none" fo:font-style="italic" style:text-underline-style="none" style:text-blinking="false"/>
    </style:style>
    <style:style style:name="T3" style:family="text">
      <style:text-properties fo:color="#000066" style:text-line-through-style="none" style:font-name="Trebuchet MS" fo:letter-spacing="normal" fo:font-style="italic" style:text-underline-style="none" style:text-blinking="false"/>
    </style:style>
    <style:style style:name="T4" style:family="text">
      <style:text-properties fo:color="#000066" style:text-line-through-style="none" style:font-name="Trebuchet MS" fo:font-size="10.5pt" fo:letter-spacing="normal" fo:font-style="italic" style:text-underline-style="none" fo:font-weight="normal" style:text-blinking="false" style:font-size-asian="10.5pt" style:font-size-complex="10.5pt"/>
    </style:style>
    <style:style style:name="T5" style:family="text">
      <style:text-properties fo:color="#000066" style:text-line-through-style="none" style:font-name="Trebuchet MS" fo:font-size="10.5pt" fo:letter-spacing="normal" fo:font-style="italic" style:text-underline-style="none" style:text-blinking="false" style:font-size-asian="10.5pt" style:font-size-complex="10.5pt"/>
    </style:style>
    <style:style style:name="T6" style:family="text">
      <style:text-properties fo:color="#000066" style:text-line-through-style="none" fo:font-size="10.5pt" fo:font-style="italic" style:text-underline-style="none" style:text-blinking="false" style:font-size-asian="10.5pt" style:font-size-complex="10.5pt"/>
    </style:style>
    <style:style style:name="T7" style:family="text">
      <style:text-properties fo:color="#000066" style:text-line-through-style="none" fo:font-size="10.5pt" style:text-underline-style="none" style:text-blinking="false" style:font-size-asian="10.5pt" style:font-size-complex="10.5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color="#000000"/>
    </style:style>
    <style:style style:name="T11" style:family="text">
      <style:text-properties fo:color="#000000" style:font-name="Trebuchet MS" fo:letter-spacing="normal" fo:font-style="italic"/>
    </style:style>
    <style:style style:name="T12" style:family="text">
      <style:text-properties fo:color="#000000" style:font-name="Trebuchet MS" fo:font-size="10.5pt" fo:letter-spacing="normal" fo:font-style="italic" style:font-size-asian="10.5pt" style:font-size-complex="10.5pt"/>
    </style:style>
    <style:style style:name="T13" style:family="text">
      <style:text-properties fo:color="#000000" fo:font-size="10.5pt" style:font-size-asian="10.5pt" style:font-size-complex="10.5pt"/>
    </style:style>
    <style:style style:name="T14" style:family="text">
      <style:text-properties fo:color="#660000" style:text-line-through-style="none" style:text-underline-style="none" style:text-blinking="false"/>
    </style:style>
    <style:style style:name="T15" style:family="text">
      <style:text-properties fo:color="#660000" style:text-line-through-style="none" fo:font-size="10.5pt" style:text-underline-style="none" style:text-blinking="false" style:font-size-asian="10.5pt" style:font-size-complex="10.5pt"/>
    </style:style>
    <style:style style:name="T16" style:family="text">
      <style:text-properties fo:font-variant="normal" fo:text-transform="none" fo:color="#000000" style:font-name="Trebuchet MS" fo:font-size="10.5pt" fo:letter-spacing="normal" fo:font-style="normal" fo:font-weight="normal"/>
    </style:style>
    <style:style style:name="T17" style:family="text">
      <style:text-properties fo:font-variant="normal" fo:text-transform="none" fo:color="#000000" style:font-name="Trebuchet MS" fo:font-size="10.5pt" fo:letter-spacing="normal" fo:font-style="normal" fo:font-weight="normal" style:font-size-asian="10.5pt" style:font-size-complex="10.5pt"/>
    </style:style>
    <style:style style:name="T18" style:family="text">
      <style:text-properties fo:font-variant="normal" fo:text-transform="none" fo:color="#000000" style:font-name="Trebuchet MS" fo:letter-spacing="normal" fo:font-style="normal" fo:font-weight="normal"/>
    </style:style>
    <style:style style:name="T19" style:family="text">
      <style:text-properties fo:font-variant="normal" fo:text-transform="none" fo:color="#000000" style:font-name="Trebuchet MS" fo:font-size="16pt" fo:letter-spacing="normal" fo:font-style="normal" style:font-size-asian="16pt" style:font-size-complex="16pt"/>
    </style:style>
    <style:style style:name="T20" style:family="text">
      <style:text-properties fo:font-variant="normal" fo:text-transform="none" fo:color="#000066" style:text-line-through-style="none" style:font-name="Trebuchet MS" fo:font-size="10.5pt" fo:letter-spacing="normal" fo:font-style="normal" style:text-underline-style="none" fo:font-weight="normal" style:text-blinking="false"/>
    </style:style>
    <style:style style:name="T21" style:family="text">
      <style:text-properties fo:font-variant="normal" fo:text-transform="none" fo:color="#000066" style:text-line-through-style="none" style:font-name="Trebuchet MS" fo:font-size="10.5pt" fo:letter-spacing="normal" fo:font-style="italic" style:text-underline-style="none" fo:font-weight="normal" style:text-blinking="false"/>
    </style:style>
    <style:style style:name="T22" style:family="text">
      <style:text-properties fo:font-variant="normal" fo:text-transform="none" fo:color="#660000" style:text-line-through-style="none" style:font-name="Trebuchet MS" fo:font-size="10.5pt" fo:letter-spacing="normal" fo:font-style="normal" style:text-underline-style="none" fo:font-weight="normal" style:text-blinking="false"/>
    </style:style>
    <style:style style:name="T23" style:family="text">
      <style:text-properties fo:font-variant="normal" fo:text-transform="none" fo:color="#660000" style:text-line-through-style="none" style:font-name="Trebuchet MS" fo:letter-spacing="normal" fo:font-style="normal" style:text-underline-style="none" fo:font-weight="normal" style:text-blinking="false"/>
    </style:style>
    <style:style style:name="T24" style:family="text">
      <style:text-properties fo:font-weight="normal" style:font-weight-asian="normal" style:font-weight-complex="normal"/>
    </style:style>
    <style:style style:name="T25" style:family="text">
      <style:text-properties fo:font-size="10.5pt" style:font-size-asian="10.5pt" style:font-size-complex="10.5pt"/>
    </style:style>
    <style:style style:name="T26" style:family="text">
      <style:text-properties fo:font-size="10.5pt" fo:font-style="italic" style:font-size-asian="10.5pt" style:font-size-complex="10.5pt"/>
    </style:style>
    <style:style style:name="T27" style:family="text">
      <style:text-properties style:text-position="33% 80%"/>
    </style:style>
    <style:style style:name="T28" style:family="text">
      <style:text-properties style:font-size-asian="16pt" style:font-size-complex="16pt"/>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Astral Construct</text:h>
      <text:h text:style-name="P7" text:outline-level="4"><text:a xlink:type="simple" xlink:href="http://www.d20srd.org/srd/psionic/psionicPowersOverview.htm#metacreativity" text:style-name="Internet_20_link" text:visited-style-name="Visited_20_Internet_20_Link"><text:span text:style-name="T2">Metacreativity</text:span></text:a><text:span text:style-name="T8"> (</text:span><text:a xlink:type="simple" xlink:href="http://www.d20srd.org/srd/psionic/psionicPowersOverview.htm#creation" text:style-name="Internet_20_link" text:visited-style-name="Visited_20_Internet_20_Link"><text:span text:style-name="T2">Creation</text:span></text:a><text:span text:style-name="T8">)</text:span></text:h>
      <table:table table:name="Table1" table:style-name="Table1">
        <table:table-column table:style-name="Table1.A"/>
        <table:table-column table:style-name="Table1.B"/>
        <table:table-row>
          <table:table-cell table:style-name="Table1.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1.A1" office:value-type="string">
            <text:p text:style-name="P21">Shaper 1</text:p>
          </table:table-cell>
        </table:table-row>
        <table:table-row>
          <table:table-cell table:style-name="Table1.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1.A1" office:value-type="string">
            <text:p text:style-name="P21">Visual; see text</text:p>
          </table:table-cell>
        </table:table-row>
        <table:table-row>
          <table:table-cell table:style-name="Table1.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1.A1" office:value-type="string">
            <text:p text:style-name="P21">1 round</text:p>
          </table:table-cell>
        </table:table-row>
        <table:table-row>
          <table:table-cell table:style-name="Table1.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1.A1" office:value-type="string">
            <text:p text:style-name="P21">Close (25 ft. + 5 ft./2 levels)</text:p>
          </table:table-cell>
        </table:table-row>
        <table:table-row>
          <table:table-cell table:style-name="Table1.A1" office:value-type="string">
            <text:p text:style-name="P23"><text:a xlink:type="simple" xlink:href="http://www.d20srd.org/srd/psionic/psionicPowersOverview.htm#effect" text:style-name="Internet_20_link" text:visited-style-name="Visited_20_Internet_20_Link"><text:span text:style-name="T1">Effect</text:span></text:a><text:span text:style-name="T10">:</text:span></text:p>
          </table:table-cell>
          <table:table-cell table:style-name="Table1.A1" office:value-type="string">
            <text:p text:style-name="P21">One created astral construct</text:p>
          </table:table-cell>
        </table:table-row>
        <table:table-row>
          <table:table-cell table:style-name="Table1.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1.A1" office:value-type="string">
            <text:p text:style-name="P21">1 round/level (D)</text:p>
          </table:table-cell>
        </table:table-row>
        <table:table-row>
          <table:table-cell table:style-name="Table1.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1.A1" office:value-type="string">
            <text:p text:style-name="P21">None</text:p>
          </table:table-cell>
        </table:table-row>
        <table:table-row>
          <table:table-cell table:style-name="Table1.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1.A1" office:value-type="string">
            <text:p text:style-name="P21">No</text:p>
          </table:table-cell>
        </table:table-row>
        <table:table-row>
          <table:table-cell table:style-name="Table1.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1.A1" office:value-type="string">
            <text:p text:style-name="P21">1</text:p>
          </table:table-cell>
        </table:table-row>
      </table:table>
      <text:p text:style-name="Text_20_body">This power creates one 1st-level <text:a xlink:type="simple" xlink:href="http://www.d20srd.org/srd/psionic/monsters/astralConstruct.htm" text:style-name="Internet_20_link" text:visited-style-name="Visited_20_Internet_20_Link"><text:span text:style-name="T1">astral construct</text:span></text:a> of solidified ectoplasm that attacks your enemies. It appears where you designate and acts immediately, on your turn. It attacks your opponents to the best of its ability. As a <text:a xlink:type="simple" xlink:href="http://www.d20srd.org/srd/combat/actionsInCombat.htm#freeActions" text:style-name="Internet_20_link" text:visited-style-name="Visited_20_Internet_20_Link"><text:span text:style-name="T1">free action</text:span></text:a>, you can mentally direct it not to attack, to attack particular enemies, or to perform other actions. The astral construct acts normally on the last round of the power’s duration and dissipates at the end of its turn.</text:p>
      <text:p text:style-name="Text_20_body">Astral constructs are not summoned; they are created on the plane you inhabit (using ectoplasm drawn from the Astral Plane). Thus, they are not subject to effects that hedge out or otherwise affect <text:a xlink:type="simple" xlink:href="http://www.d20srd.org/srd/typesSubtypes.htm#outsiderType" text:style-name="Internet_20_link" text:visited-style-name="Visited_20_Internet_20_Link"><text:span text:style-name="T1">outsiders</text:span></text:a>; they are <text:a xlink:type="simple" xlink:href="http://www.d20srd.org/srd/typesSubtypes.htm#constructType" text:style-name="Internet_20_link" text:visited-style-name="Visited_20_Internet_20_Link"><text:span text:style-name="T1">constructs</text:span></text:a>, not outsiders.</text:p>
      <text:h text:style-name="P17" text:outline-level="5">Augment</text:h>
      <text:p text:style-name="P1">For every 2 additional power points you spend, the level of the astral construct increases by one.</text:p>
      <text:h text:style-name="P25" text:outline-level="1">Crystal Shard</text:h>
      <text:h text:style-name="P8" text:outline-level="4"><text:a xlink:type="simple" xlink:href="http://www.d20srd.org/srd/psionic/psionicPowersOverview.htm#metacreativity" text:style-name="Internet_20_link" text:visited-style-name="Visited_20_Internet_20_Link"><text:span text:style-name="T3">Metacreativity</text:span></text:a><text:span text:style-name="T11"> (</text:span><text:a xlink:type="simple" xlink:href="http://www.d20srd.org/srd/psionic/psionicPowersOverview.htm#creation" text:style-name="Internet_20_link" text:visited-style-name="Visited_20_Internet_20_Link"><text:span text:style-name="T3">Creation</text:span></text:a><text:span text:style-name="T11">)</text:span></text:h>
      <table:table table:name="Table2" table:style-name="Table2">
        <table:table-column table:style-name="Table2.A"/>
        <table:table-column table:style-name="Table2.B"/>
        <table:table-row>
          <table:table-cell table:style-name="Table2.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2.A1" office:value-type="string">
            <text:p text:style-name="P21">Psion/wilder 1</text:p>
          </table:table-cell>
        </table:table-row>
        <table:table-row>
          <table:table-cell table:style-name="Table2.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2.A1" office:value-type="string">
            <text:p text:style-name="P21">Auditory and material</text:p>
          </table:table-cell>
        </table:table-row>
        <table:table-row>
          <table:table-cell table:style-name="Table2.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2.A1" office:value-type="string">
            <text:p text:style-name="P21">1 <text:a xlink:type="simple" xlink:href="http://www.d20srd.org/srd/combat/actionsInCombat.htm#standardActions" text:style-name="Internet_20_link" text:visited-style-name="Visited_20_Internet_20_Link"><text:span text:style-name="T1">standard action</text:span></text:a></text:p>
          </table:table-cell>
        </table:table-row>
        <table:table-row>
          <table:table-cell table:style-name="Table2.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2.A1" office:value-type="string">
            <text:p text:style-name="P21">Close (25 ft. + 5 ft./2 levels)</text:p>
          </table:table-cell>
        </table:table-row>
        <table:table-row>
          <table:table-cell table:style-name="Table2.A1" office:value-type="string">
            <text:p text:style-name="P23"><text:a xlink:type="simple" xlink:href="http://www.d20srd.org/srd/psionic/psionicPowersOverview.htm#effect" text:style-name="Internet_20_link" text:visited-style-name="Visited_20_Internet_20_Link"><text:span text:style-name="T1">Effect</text:span></text:a><text:span text:style-name="T10">:</text:span></text:p>
          </table:table-cell>
          <table:table-cell table:style-name="Table2.A1" office:value-type="string">
            <text:p text:style-name="P21">Ray</text:p>
          </table:table-cell>
        </table:table-row>
        <table:table-row>
          <table:table-cell table:style-name="Table2.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2.A1" office:value-type="string">
            <text:p text:style-name="P21">Instantaneous</text:p>
          </table:table-cell>
        </table:table-row>
        <table:table-row>
          <table:table-cell table:style-name="Table2.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2.A1" office:value-type="string">
            <text:p text:style-name="P21">None</text:p>
          </table:table-cell>
        </table:table-row>
        <table:table-row>
          <table:table-cell table:style-name="Table2.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2.A1" office:value-type="string">
            <text:p text:style-name="P21">No</text:p>
          </table:table-cell>
        </table:table-row>
        <table:table-row>
          <table:table-cell table:style-name="Table2.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2.A1" office:value-type="string">
            <text:p text:style-name="P21">1</text:p>
          </table:table-cell>
        </table:table-row>
      </table:table>
      <text:p text:style-name="P11"><text:span text:style-name="T16">Upon manifesting this power, you propel a razor-sharp crystal shard at your target. You must succeed on a ranged </text:span><text:a xlink:type="simple" xlink:href="http://www.d20srd.org/srd/combat/combatStatistics.htm#touchAttacks" text:style-name="Internet_20_link" text:visited-style-name="Visited_20_Internet_20_Link"><text:span text:style-name="T20">touch attack</text:span></text:a><text:span text:style-name="T16"> with the ray to deal damage to a target. The ray deals </text:span><text:a xlink:type="simple" xlink:href="javascript:void(0);" text:style-name="Internet_20_link" text:visited-style-name="Visited_20_Internet_20_Link"><text:span text:style-name="T22">1d6</text:span></text:a><text:span text:style-name="T16"> points of piercing damage.</text:span></text:p>
      <text:h text:style-name="P18" text:outline-level="5">Augment</text:h>
      <text:p text:style-name="P14"><text:span text:style-name="T16">For every additional power point you spend, this power’s damage increases by </text:span><text:a xlink:type="simple" xlink:href="javascript:void(0);" text:style-name="Internet_20_link" text:visited-style-name="Visited_20_Internet_20_Link"><text:span text:style-name="T22">1d6</text:span></text:a><text:span text:style-name="T16"> points.</text:span></text:p>
      <text:h text:style-name="P24" text:outline-level="1"><text:soft-page-break/>Ecto Protection</text:h>
      <text:h text:style-name="P7" text:outline-level="4"><text:a xlink:type="simple" xlink:href="http://www.d20srd.org/srd/psionic/psionicPowersOverview.htm#metacreativity" text:style-name="Internet_20_link" text:visited-style-name="Visited_20_Internet_20_Link"><text:span text:style-name="T2">Metacreativity</text:span></text:a></text:h>
      <table:table table:name="Table3" table:style-name="Table3">
        <table:table-column table:style-name="Table3.A"/>
        <table:table-column table:style-name="Table3.B"/>
        <table:table-row>
          <table:table-cell table:style-name="Table3.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3.A1" office:value-type="string">
            <text:p text:style-name="P21">Psion/wilder 1</text:p>
          </table:table-cell>
        </table:table-row>
        <table:table-row>
          <table:table-cell table:style-name="Table3.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3.A1" office:value-type="string">
            <text:p text:style-name="P21">Visual; see text</text:p>
          </table:table-cell>
        </table:table-row>
        <table:table-row>
          <table:table-cell table:style-name="Table3.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3.A1" office:value-type="string">
            <text:p text:style-name="P21">1 <text:a xlink:type="simple" xlink:href="http://www.d20srd.org/srd/combat/actionsInCombat.htm#standardActions" text:style-name="Internet_20_link" text:visited-style-name="Visited_20_Internet_20_Link"><text:span text:style-name="T1">standard action</text:span></text:a>; see text</text:p>
          </table:table-cell>
        </table:table-row>
        <table:table-row>
          <table:table-cell table:style-name="Table3.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3.A1" office:value-type="string">
            <text:p text:style-name="P21">Close (25 ft. + 5 ft./2 levels)</text:p>
          </table:table-cell>
        </table:table-row>
        <table:table-row>
          <table:table-cell table:style-name="Table3.A1" office:value-type="string">
            <text:p text:style-name="P23"><text:a xlink:type="simple" xlink:href="http://www.d20srd.org/srd/psionic/psionicPowersOverview.htm#targetorTargets" text:style-name="Internet_20_link" text:visited-style-name="Visited_20_Internet_20_Link"><text:span text:style-name="T1">Target</text:span></text:a><text:span text:style-name="T10">:</text:span></text:p>
          </table:table-cell>
          <table:table-cell table:style-name="Table3.A1" office:value-type="string">
            <text:p text:style-name="P21">An <text:a xlink:type="simple" xlink:href="http://www.d20srd.org/srd/psionic/monsters/astralConstruct.htm" text:style-name="Internet_20_link" text:visited-style-name="Visited_20_Internet_20_Link"><text:span text:style-name="T1">astral construct</text:span></text:a> you manifest</text:p>
          </table:table-cell>
        </table:table-row>
        <table:table-row>
          <table:table-cell table:style-name="Table3.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3.A1" office:value-type="string">
            <text:p text:style-name="P21">1 min./level</text:p>
          </table:table-cell>
        </table:table-row>
        <table:table-row>
          <table:table-cell table:style-name="Table3.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3.A1" office:value-type="string">
            <text:p text:style-name="P21">None</text:p>
          </table:table-cell>
        </table:table-row>
        <table:table-row>
          <table:table-cell table:style-name="Table3.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3.A1" office:value-type="string">
            <text:p text:style-name="P21">No</text:p>
          </table:table-cell>
        </table:table-row>
        <table:table-row>
          <table:table-cell table:style-name="Table3.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3.A1" office:value-type="string">
            <text:p text:style-name="P21">1</text:p>
          </table:table-cell>
        </table:table-row>
      </table:table>
      <text:p text:style-name="Text_20_body">This power reinforces an <text:a xlink:type="simple" xlink:href="http://www.d20srd.org/srd/psionic/monsters/astralConstruct.htm" text:style-name="Internet_20_link" text:visited-style-name="Visited_20_Internet_20_Link"><text:span text:style-name="T1">astral construct</text:span></text:a> created by the <text:a xlink:type="simple" xlink:href="http://www.d20srd.org/srd/psionic/powers/astralConstruct.htm" text:style-name="Internet_20_link" text:visited-style-name="Visited_20_Internet_20_Link"><text:span text:style-name="T2">astral construct</text:span></text:a> power, giving you a +1 bonus on any manifester level checks you make to protect it against <text:a xlink:type="simple" xlink:href="http://www.d20srd.org/srd/psionic/powers/dispelPsionics.htm" text:style-name="Internet_20_link" text:visited-style-name="Visited_20_Internet_20_Link"><text:span text:style-name="T2">dispel psionics</text:span></text:a>or a similar effect, and a +1 bonus on its <text:a xlink:type="simple" xlink:href="http://www.d20srd.org/srd/combat/combatStatistics.htm#savingThrows" text:style-name="Internet_20_link" text:visited-style-name="Visited_20_Internet_20_Link"><text:span text:style-name="T1">saving throw</text:span></text:a> to resist dismiss ectoplasm. This power can be manifested as a <text:a xlink:type="simple" xlink:href="http://www.d20srd.org/srd/combat/actionsInCombat.htm#swiftActions" text:style-name="Internet_20_link" text:visited-style-name="Visited_20_Internet_20_Link"><text:span text:style-name="T1">swift action</text:span></text:a> in the same round that you manifest an astral construct, as long as the power points you spend to perform both actions does not exceed your manifester level.</text:p>
      <text:h text:style-name="P17" text:outline-level="5">Augment</text:h>
      <text:p text:style-name="P1">For every 2 additional power points you spend, your bonus on manifester level checks to protect your astral construct increases by 1, and your astral construct’s bonus on its <text:a xlink:type="simple" xlink:href="http://www.d20srd.org/srd/combat/combatStatistics.htm#savingThrows" text:style-name="Internet_20_link" text:visited-style-name="Visited_20_Internet_20_Link"><text:span text:style-name="T1">saving throw</text:span></text:a> to resist dismiss ectoplasm increases by 1.</text:p>
      <text:h text:style-name="P25" text:outline-level="1">Inertial Armor</text:h>
      <text:h text:style-name="P8" text:outline-level="4"><text:a xlink:type="simple" xlink:href="http://www.d20srd.org/srd/psionic/psionicPowersOverview.htm#psychokinesis" text:style-name="Internet_20_link" text:visited-style-name="Visited_20_Internet_20_Link"><text:span text:style-name="T3">Psychokinesis</text:span></text:a></text:h>
      <table:table table:name="Table4" table:style-name="Table4">
        <table:table-column table:style-name="Table4.A"/>
        <table:table-column table:style-name="Table4.B"/>
        <table:table-row>
          <table:table-cell table:style-name="Table4.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4.A1" office:value-type="string">
            <text:p text:style-name="P21">Psion/wilder 1, psychic warrior 1</text:p>
          </table:table-cell>
        </table:table-row>
        <table:table-row>
          <table:table-cell table:style-name="Table4.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4.A1" office:value-type="string">
            <text:p text:style-name="P21">Visual; see text</text:p>
          </table:table-cell>
        </table:table-row>
        <table:table-row>
          <table:table-cell table:style-name="Table4.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4.A1" office:value-type="string">
            <text:p text:style-name="P21">1 <text:a xlink:type="simple" xlink:href="http://www.d20srd.org/srd/combat/actionsInCombat.htm#standardActions" text:style-name="Internet_20_link" text:visited-style-name="Visited_20_Internet_20_Link"><text:span text:style-name="T1">standard action</text:span></text:a></text:p>
          </table:table-cell>
        </table:table-row>
        <table:table-row>
          <table:table-cell table:style-name="Table4.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4.A1" office:value-type="string">
            <text:p text:style-name="P21">Personal</text:p>
          </table:table-cell>
        </table:table-row>
        <table:table-row>
          <table:table-cell table:style-name="Table4.A1" office:value-type="string">
            <text:p text:style-name="P23"><text:a xlink:type="simple" xlink:href="http://www.d20srd.org/srd/psionic/psionicPowersOverview.htm#targetorTargets" text:style-name="Internet_20_link" text:visited-style-name="Visited_20_Internet_20_Link"><text:span text:style-name="T1">Target</text:span></text:a><text:span text:style-name="T10">:</text:span></text:p>
          </table:table-cell>
          <table:table-cell table:style-name="Table4.A1" office:value-type="string">
            <text:p text:style-name="P21">You</text:p>
          </table:table-cell>
        </table:table-row>
        <table:table-row>
          <table:table-cell table:style-name="Table4.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4.A1" office:value-type="string">
            <text:p text:style-name="P21">1 hour/level (D)</text:p>
          </table:table-cell>
        </table:table-row>
        <table:table-row>
          <table:table-cell table:style-name="Table4.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4.A1" office:value-type="string">
            <text:p text:style-name="P21">1; see text</text:p>
          </table:table-cell>
        </table:table-row>
      </table:table>
      <text:p text:style-name="P11"><text:span text:style-name="T16">Your mind generates a tangible field of force that provides a +4 </text:span><text:a xlink:type="simple" xlink:href="http://www.d20srd.org/srd/theBasics.htm#armorBonus" text:style-name="Internet_20_link" text:visited-style-name="Visited_20_Internet_20_Link"><text:span text:style-name="T20">armor bonus</text:span></text:a><text:span text:style-name="T16"> to Armor Class. Unlike mundane armor, inertial armor entails no armor check penalty or speed reduction. Because inertial armor is composed of psychokinetic force, </text:span><text:a xlink:type="simple" xlink:href="http://www.d20srd.org/srd/typesSubtypes.htm#incorporealSubtype" text:style-name="Internet_20_link" text:visited-style-name="Visited_20_Internet_20_Link"><text:span text:style-name="T20">incorporeal creatures</text:span></text:a><text:span text:style-name="T16"> can’t bypass it the way they do normal armor.</text:span></text:p>
      <text:p text:style-name="P12">Your inertial armor can be invisible or can appear as a colored glow, at your option.</text:p>
      <text:p text:style-name="P11"><text:span text:style-name="T16">The </text:span><text:a xlink:type="simple" xlink:href="http://www.d20srd.org/srd/theBasics.htm#armorBonus" text:style-name="Internet_20_link" text:visited-style-name="Visited_20_Internet_20_Link"><text:span text:style-name="T20">armor bonus</text:span></text:a><text:span text:style-name="T16"> provided by inertial armor does not stack with the armor bonus provided by regular armor.</text:span></text:p>
      <text:h text:style-name="P18" text:outline-level="5">Augment</text:h>
      <text:p text:style-name="P14"><text:span text:style-name="T16">For every 2 additional power points you spend, the </text:span><text:a xlink:type="simple" xlink:href="http://www.d20srd.org/srd/theBasics.htm#armorBonus" text:style-name="Internet_20_link" text:visited-style-name="Visited_20_Internet_20_Link"><text:span text:style-name="T20">armor bonus</text:span></text:a><text:span text:style-name="T16"> to Armor Class increases by 1.</text:span></text:p>
      <text:h text:style-name="P24" text:outline-level="1"><text:soft-page-break/>Minor Creation, Psionic</text:h>
      <text:h text:style-name="P7" text:outline-level="4"><text:a xlink:type="simple" xlink:href="http://www.d20srd.org/srd/psionic/psionicPowersOverview.htm#metacreativity" text:style-name="Internet_20_link" text:visited-style-name="Visited_20_Internet_20_Link"><text:span text:style-name="T2">Metacreativity</text:span></text:a><text:span text:style-name="T8"> (</text:span><text:a xlink:type="simple" xlink:href="http://www.d20srd.org/srd/psionic/psionicPowersOverview.htm#creation" text:style-name="Internet_20_link" text:visited-style-name="Visited_20_Internet_20_Link"><text:span text:style-name="T2">Creation</text:span></text:a><text:span text:style-name="T8">)</text:span></text:h>
      <table:table table:name="Table5" table:style-name="Table5">
        <table:table-column table:style-name="Table5.A"/>
        <table:table-column table:style-name="Table5.B"/>
        <table:table-row>
          <table:table-cell table:style-name="Table5.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5.A1" office:value-type="string">
            <text:p text:style-name="P21">Shaper 1</text:p>
          </table:table-cell>
        </table:table-row>
        <table:table-row>
          <table:table-cell table:style-name="Table5.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5.A1" office:value-type="string">
            <text:p text:style-name="P21">Material</text:p>
          </table:table-cell>
        </table:table-row>
        <table:table-row>
          <table:table-cell table:style-name="Table5.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5.A1" office:value-type="string">
            <text:p text:style-name="P21">1 minute</text:p>
          </table:table-cell>
        </table:table-row>
        <table:table-row>
          <table:table-cell table:style-name="Table5.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5.A1" office:value-type="string">
            <text:p text:style-name="P21">0 ft.</text:p>
          </table:table-cell>
        </table:table-row>
        <table:table-row>
          <table:table-cell table:style-name="Table5.A1" office:value-type="string">
            <text:p text:style-name="P23"><text:a xlink:type="simple" xlink:href="http://www.d20srd.org/srd/psionic/psionicPowersOverview.htm#effect" text:style-name="Internet_20_link" text:visited-style-name="Visited_20_Internet_20_Link"><text:span text:style-name="T1">Effect</text:span></text:a><text:span text:style-name="T10">:</text:span></text:p>
          </table:table-cell>
          <table:table-cell table:style-name="Table5.A1" office:value-type="string">
            <text:p text:style-name="P21">Unattended, nonpsionic, nonmagical object of nonliving plant matter, up to 1 cu. ft./level</text:p>
          </table:table-cell>
        </table:table-row>
        <table:table-row>
          <table:table-cell table:style-name="Table5.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5.A1" office:value-type="string">
            <text:p text:style-name="P21">1 hour/level (D)</text:p>
          </table:table-cell>
        </table:table-row>
        <table:table-row>
          <table:table-cell table:style-name="Table5.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5.A1" office:value-type="string">
            <text:p text:style-name="P21">None</text:p>
          </table:table-cell>
        </table:table-row>
        <table:table-row>
          <table:table-cell table:style-name="Table5.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5.A1" office:value-type="string">
            <text:p text:style-name="P21">No</text:p>
          </table:table-cell>
        </table:table-row>
        <table:table-row>
          <table:table-cell table:style-name="Table5.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5.A1" office:value-type="string">
            <text:p text:style-name="P21">1</text:p>
          </table:table-cell>
        </table:table-row>
      </table:table>
      <text:p text:style-name="P11"><text:span text:style-name="T16">You create a nonmagical, unattended object of nonliving, vegetable matter. The volume of the item created cannot exceed 1 cubic foot per caster level. You must succeed on an appropriate </text:span><text:a xlink:type="simple" xlink:href="http://www.d20srd.org/srd/skills/usingSkills.htm#skillChecks" text:style-name="Internet_20_link" text:visited-style-name="Visited_20_Internet_20_Link"><text:span text:style-name="T20">skill check</text:span></text:a><text:span text:style-name="T16"> to make a complex item.</text:span></text:p>
      <text:p text:style-name="P12">Attempting to use any created object as a material component causes the spell to fail.</text:p>
      <text:h text:style-name="P24" text:outline-level="1">Energy Push</text:h>
      <text:h text:style-name="P7" text:outline-level="4"><text:span text:style-name="T8">Psychokinetic [</text:span><text:a xlink:type="simple" xlink:href="http://www.d20srd.org/srd/psionic/psionicPowersOverview.htm#Descriptor" text:style-name="Internet_20_link" text:visited-style-name="Visited_20_Internet_20_Link"><text:span text:style-name="T2">see text</text:span></text:a><text:span text:style-name="T8">]</text:span></text:h>
      <table:table table:name="Table6" table:style-name="Table6">
        <table:table-column table:style-name="Table6.A"/>
        <table:table-column table:style-name="Table6.B"/>
        <table:table-row>
          <table:table-cell table:style-name="Table6.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6.A1" office:value-type="string">
            <text:p text:style-name="P21">Psion/wilder 2</text:p>
          </table:table-cell>
        </table:table-row>
        <table:table-row>
          <table:table-cell table:style-name="Table6.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6.A1" office:value-type="string">
            <text:p text:style-name="P21">Auditory and visual</text:p>
          </table:table-cell>
        </table:table-row>
        <table:table-row>
          <table:table-cell table:style-name="Table6.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6.A1" office:value-type="string">
            <text:p text:style-name="P21">1 <text:a xlink:type="simple" xlink:href="http://www.d20srd.org/srd/combat/actionsInCombat.htm#standardActions" text:style-name="Internet_20_link" text:visited-style-name="Visited_20_Internet_20_Link"><text:span text:style-name="T1">standard action</text:span></text:a></text:p>
          </table:table-cell>
        </table:table-row>
        <table:table-row>
          <table:table-cell table:style-name="Table6.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6.A1" office:value-type="string">
            <text:p text:style-name="P21">Medium (100 ft. + 10 ft./ level)</text:p>
          </table:table-cell>
        </table:table-row>
        <table:table-row>
          <table:table-cell table:style-name="Table6.A1" office:value-type="string">
            <text:p text:style-name="P23"><text:a xlink:type="simple" xlink:href="http://www.d20srd.org/srd/psionic/psionicPowersOverview.htm#effect" text:style-name="Internet_20_link" text:visited-style-name="Visited_20_Internet_20_Link"><text:span text:style-name="T1">Effect</text:span></text:a><text:span text:style-name="T10">:</text:span></text:p>
          </table:table-cell>
          <table:table-cell table:style-name="Table6.A1" office:value-type="string">
            <text:p text:style-name="P21">Ray</text:p>
          </table:table-cell>
        </table:table-row>
        <table:table-row>
          <table:table-cell table:style-name="Table6.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6.A1" office:value-type="string">
            <text:p text:style-name="P21">Instantaneous</text:p>
          </table:table-cell>
        </table:table-row>
        <table:table-row>
          <table:table-cell table:style-name="Table6.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6.A1" office:value-type="string">
            <text:p text:style-name="P21">Reflex half or Fortitude half; see text</text:p>
          </table:table-cell>
        </table:table-row>
        <table:table-row>
          <table:table-cell table:style-name="Table6.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6.A1" office:value-type="string">
            <text:p text:style-name="P21">Yes</text:p>
          </table:table-cell>
        </table:table-row>
        <table:table-row>
          <table:table-cell table:style-name="Table6.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6.A1" office:value-type="string">
            <text:p text:style-name="P21">3</text:p>
          </table:table-cell>
        </table:table-row>
      </table:table>
      <text:p text:style-name="Text_20_body">Upon manifesting this power, you choose cold, electricity, fire, or <text:a xlink:type="simple" xlink:href="http://www.d20srd.org/srd/specialAbilities.htm#sonicAttacks" text:style-name="Internet_20_link" text:visited-style-name="Visited_20_Internet_20_Link"><text:span text:style-name="T1">sonic</text:span></text:a>. You project a solid blast of energy of the chosen type at a target, dealing it <text:a xlink:type="simple" xlink:href="javascript:void(0);" text:style-name="Internet_20_link" text:visited-style-name="Visited_20_Internet_20_Link"><text:span text:style-name="T14">2d6</text:span></text:a> points of damage. In addition, if a subject of up to one size category larger than you fails a Strength check (DC equal to the save DC of this power), the driving force of the energy blast pushes it back 5 feet plus another 5 feet for every 5 points of damage it takes. If a wall or other solid object prevents the subject from being pushed back, the subject instead slams into the object and takes an extra <text:a xlink:type="simple" xlink:href="javascript:void(0);" text:style-name="Internet_20_link" text:visited-style-name="Visited_20_Internet_20_Link"><text:span text:style-name="T14">2d6</text:span></text:a> points of damage from the impact (no save). The movement caused by energy push does not provoke <text:a xlink:type="simple" xlink:href="http://www.d20srd.org/srd/combat/attacksOfOpportunity.htm" text:style-name="Internet_20_link" text:visited-style-name="Visited_20_Internet_20_Link"><text:span text:style-name="T1">attacks of opportunity</text:span></text:a>.</text:p>
      <text:h text:style-name="P17" text:outline-level="5">Cold</text:h>
      <text:p text:style-name="P1">A blast of this energy type deals +1 point of damage per die (damage from impact remains at <text:a xlink:type="simple" xlink:href="javascript:void(0);" text:style-name="Internet_20_link" text:visited-style-name="Visited_20_Internet_20_Link"><text:span text:style-name="T14">2d6</text:span></text:a> points). The <text:a xlink:type="simple" xlink:href="http://www.d20srd.org/srd/combat/combatStatistics.htm#savingThrows" text:style-name="Internet_20_link" text:visited-style-name="Visited_20_Internet_20_Link"><text:span text:style-name="T1">saving throw</text:span></text:a> to reduce damage from a cold push is a <text:a xlink:type="simple" xlink:href="http://www.d20srd.org/srd/combat/combatStatistics.htm#fortitude" text:style-name="Internet_20_link" text:visited-style-name="Visited_20_Internet_20_Link"><text:span text:style-name="T1">Fortitude save</text:span></text:a>instead of a <text:a xlink:type="simple" xlink:href="http://www.d20srd.org/srd/combat/combatStatistics.htm#reflex" text:style-name="Internet_20_link" text:visited-style-name="Visited_20_Internet_20_Link"><text:span text:style-name="T1">Reflex save</text:span></text:a>.</text:p>
      <text:h text:style-name="P17" text:outline-level="5"><text:soft-page-break/>Electricity</text:h>
      <text:p text:style-name="P1">Manifesting a blast of this energy type provides a +2 bonus to the save DC and a +2 bonus on manifester level checks for the purpose of overcoming power resistance.</text:p>
      <text:h text:style-name="P17" text:outline-level="5">Fire</text:h>
      <text:p text:style-name="P1">A blast of this energy type deals +1 point of damage per die (damage from impact remains at <text:a xlink:type="simple" xlink:href="javascript:void(0);" text:style-name="Internet_20_link" text:visited-style-name="Visited_20_Internet_20_Link"><text:span text:style-name="T14">2d6</text:span></text:a> points).</text:p>
      <text:h text:style-name="P17" text:outline-level="5">Sonic</text:h>
      <text:p text:style-name="P1">A blast of this energy type deals -1 point of damage per die (damage from impact remains at <text:a xlink:type="simple" xlink:href="javascript:void(0);" text:style-name="Internet_20_link" text:visited-style-name="Visited_20_Internet_20_Link"><text:span text:style-name="T14">2d6</text:span></text:a> points) and ignores an object’s hardness.</text:p>
      <text:p text:style-name="Text_20_body">This power’s subtype is the same as the type of energy you manifest.</text:p>
      <text:h text:style-name="P17" text:outline-level="5">Augment</text:h>
      <text:p text:style-name="P1">For every 2 additional power points you spend, this power’s damage increases by one die (d6) and its save DC increases by 1. The damage increase applies to both the initial blast and any damage from impact with an object.</text:p>
      <text:h text:style-name="P4" text:outline-level="1">Psionic Lock</text:h>
      <text:h text:style-name="P8" text:outline-level="4"><text:a xlink:type="simple" xlink:href="http://www.d20srd.org/srd/psionic/psionicPowersOverview.htm#psychoportation" text:style-name="Internet_20_link" text:visited-style-name="Visited_20_Internet_20_Link"><text:span text:style-name="T3">Psychoportation</text:span></text:a></text:h>
      <table:table table:name="Table7" table:style-name="Table7">
        <table:table-column table:style-name="Table7.A"/>
        <table:table-column table:style-name="Table7.B"/>
        <table:table-row>
          <table:table-cell table:style-name="Table7.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7.A1" office:value-type="string">
            <text:p text:style-name="P21">Psion/wilder 2</text:p>
          </table:table-cell>
        </table:table-row>
        <table:table-row>
          <table:table-cell table:style-name="Table7.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7.A1" office:value-type="string">
            <text:p text:style-name="P21">Material</text:p>
          </table:table-cell>
        </table:table-row>
        <table:table-row>
          <table:table-cell table:style-name="Table7.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7.A1" office:value-type="string">
            <text:p text:style-name="P21">1 <text:a xlink:type="simple" xlink:href="http://www.d20srd.org/srd/combat/actionsInCombat.htm#standardActions" text:style-name="Internet_20_link" text:visited-style-name="Visited_20_Internet_20_Link"><text:span text:style-name="T1">standard action</text:span></text:a></text:p>
          </table:table-cell>
        </table:table-row>
        <table:table-row>
          <table:table-cell table:style-name="Table7.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7.A1" office:value-type="string">
            <text:p text:style-name="P21">Touch</text:p>
          </table:table-cell>
        </table:table-row>
        <table:table-row>
          <table:table-cell table:style-name="Table7.A1" office:value-type="string">
            <text:p text:style-name="P23"><text:a xlink:type="simple" xlink:href="http://www.d20srd.org/srd/psionic/psionicPowersOverview.htm#targetorTargets" text:style-name="Internet_20_link" text:visited-style-name="Visited_20_Internet_20_Link"><text:span text:style-name="T1">Target</text:span></text:a><text:span text:style-name="T10">:</text:span></text:p>
          </table:table-cell>
          <table:table-cell table:style-name="Table7.A1" office:value-type="string">
            <text:p text:style-name="P21">Door, chest, or portal touched, up to 30 sq. ft./level in size</text:p>
          </table:table-cell>
        </table:table-row>
        <table:table-row>
          <table:table-cell table:style-name="Table7.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7.A1" office:value-type="string">
            <text:p text:style-name="P21">Permanent</text:p>
          </table:table-cell>
        </table:table-row>
        <table:table-row>
          <table:table-cell table:style-name="Table7.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7.A1" office:value-type="string">
            <text:p text:style-name="P21">None</text:p>
          </table:table-cell>
        </table:table-row>
        <table:table-row>
          <table:table-cell table:style-name="Table7.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7.A1" office:value-type="string">
            <text:p text:style-name="P21">No</text:p>
          </table:table-cell>
        </table:table-row>
        <table:table-row>
          <table:table-cell table:style-name="Table7.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7.A1" office:value-type="string">
            <text:p text:style-name="P21">3</text:p>
          </table:table-cell>
        </table:table-row>
      </table:table>
      <text:p text:style-name="P11"><text:span text:style-name="T16">A psionic lock manifested upon a door, chest, or portal psionically locks it. You can freely pass your own lock without affecting it; otherwise, a door or object secured with psionic lock can be opened only by breaking in or by a successful </text:span><text:a xlink:type="simple" xlink:href="http://www.d20srd.org/srd/psionic/powers/dispelPsionics.htm" text:style-name="Internet_20_link" text:visited-style-name="Visited_20_Internet_20_Link"><text:span text:style-name="T21">dispel psionics</text:span></text:a><text:span text:style-name="T16"> effect. Add +10 to the normal DC to break open a door or portal affected by this power.</text:span></text:p>
      <text:p text:style-name="P12"/>
      <text:h text:style-name="P4" text:outline-level="1">Psionic Repair Damage</text:h>
      <text:h text:style-name="P8" text:outline-level="4"><text:a xlink:type="simple" xlink:href="http://www.d20srd.org/srd/psionic/psionicPowersOverview.htm#metacreativity" text:style-name="Internet_20_link" text:visited-style-name="Visited_20_Internet_20_Link"><text:span text:style-name="T3">Metacreativity</text:span></text:a></text:h>
      <table:table table:name="Table8" table:style-name="Table8">
        <table:table-column table:style-name="Table8.A"/>
        <table:table-column table:style-name="Table8.B"/>
        <table:table-row>
          <table:table-cell table:style-name="Table8.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8.A1" office:value-type="string">
            <text:p text:style-name="P21">Shaper 2</text:p>
          </table:table-cell>
        </table:table-row>
        <table:table-row>
          <table:table-cell table:style-name="Table8.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8.A1" office:value-type="string">
            <text:p text:style-name="P21">Material and visual</text:p>
          </table:table-cell>
        </table:table-row>
        <table:table-row>
          <table:table-cell table:style-name="Table8.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8.A1" office:value-type="string">
            <text:p text:style-name="P21">1 <text:a xlink:type="simple" xlink:href="http://www.d20srd.org/srd/combat/actionsInCombat.htm#standardActions" text:style-name="Internet_20_link" text:visited-style-name="Visited_20_Internet_20_Link"><text:span text:style-name="T1">standard action</text:span></text:a></text:p>
          </table:table-cell>
        </table:table-row>
        <table:table-row>
          <table:table-cell table:style-name="Table8.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8.A1" office:value-type="string">
            <text:p text:style-name="P21">Touch</text:p>
          </table:table-cell>
        </table:table-row>
        <table:table-row>
          <table:table-cell table:style-name="Table8.A1" office:value-type="string">
            <text:p text:style-name="P23"><text:a xlink:type="simple" xlink:href="http://www.d20srd.org/srd/psionic/psionicPowersOverview.htm#targetorTargets" text:style-name="Internet_20_link" text:visited-style-name="Visited_20_Internet_20_Link"><text:span text:style-name="T1">Target</text:span></text:a><text:span text:style-name="T10">:</text:span></text:p>
          </table:table-cell>
          <table:table-cell table:style-name="Table8.A1" office:value-type="string">
            <text:p text:style-name="P21">Construct touched</text:p>
          </table:table-cell>
        </table:table-row>
        <table:table-row>
          <table:table-cell table:style-name="Table8.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8.A1" office:value-type="string">
            <text:p text:style-name="P21">Instantaneous</text:p>
          </table:table-cell>
        </table:table-row>
        <table:table-row>
          <table:table-cell table:style-name="Table8.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8.A1" office:value-type="string">
            <text:p text:style-name="P21">Will negates (harmless)</text:p>
          </table:table-cell>
        </table:table-row>
        <text:soft-page-break/>
        <table:table-row>
          <table:table-cell table:style-name="Table8.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8.A1" office:value-type="string">
            <text:p text:style-name="P21">Yes (harmless)</text:p>
          </table:table-cell>
        </table:table-row>
        <table:table-row>
          <table:table-cell table:style-name="Table8.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8.A1" office:value-type="string">
            <text:p text:style-name="P21">3</text:p>
          </table:table-cell>
        </table:table-row>
      </table:table>
      <text:p text:style-name="P11"><text:span text:style-name="T16">When laying your hands upon a </text:span><text:a xlink:type="simple" xlink:href="http://www.d20srd.org/srd/typesSubtypes.htm#constructType" text:style-name="Internet_20_link" text:visited-style-name="Visited_20_Internet_20_Link"><text:span text:style-name="T20">construct</text:span></text:a><text:span text:style-name="T16"> that has at least 1 hit point remaining, you reknit its structure to repair damage it has taken. The power repairs </text:span><text:a xlink:type="simple" xlink:href="javascript:void(0);" text:style-name="Internet_20_link" text:visited-style-name="Visited_20_Internet_20_Link"><text:span text:style-name="T22">3d8</text:span></text:a><text:span text:style-name="T16"> points of damage +1 point per manifester level. Constructs that are immune to psionics or magic cannot be repaired in this fashion.</text:span></text:p>
      <text:h text:style-name="P18" text:outline-level="5">Augment</text:h>
      <text:p text:style-name="P14"><text:span text:style-name="T16">For every 2 additional power points you spend, this power repairs an additional </text:span><text:a xlink:type="simple" xlink:href="javascript:void(0);" text:style-name="Internet_20_link" text:visited-style-name="Visited_20_Internet_20_Link"><text:span text:style-name="T22">1d8</text:span></text:a><text:span text:style-name="T16"> points of damage.</text:span></text:p>
      <text:p text:style-name="P14"><text:span text:style-name="T16"/></text:p>
      <text:h text:style-name="P4" text:outline-level="1">Recall Agony</text:h>
      <text:h text:style-name="P8" text:outline-level="4"><text:a xlink:type="simple" xlink:href="http://www.d20srd.org/srd/psionic/psionicPowersOverview.htm#clairsentience" text:style-name="Internet_20_link" text:visited-style-name="Visited_20_Internet_20_Link"><text:span text:style-name="T3">Clairsentience</text:span></text:a><text:span text:style-name="T11"> [</text:span><text:a xlink:type="simple" xlink:href="http://www.d20srd.org/srd/psionic/psionicPowersOverview.htm#Descriptor" text:style-name="Internet_20_link" text:visited-style-name="Visited_20_Internet_20_Link"><text:span text:style-name="T3">Mind-Affecting</text:span></text:a><text:span text:style-name="T11">]</text:span></text:h>
      <table:table table:name="Table9" table:style-name="Table9">
        <table:table-column table:style-name="Table9.A"/>
        <table:table-column table:style-name="Table9.B"/>
        <table:table-row>
          <table:table-cell table:style-name="Table9.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9.A1" office:value-type="string">
            <text:p text:style-name="P21">Psion/wilder 2</text:p>
          </table:table-cell>
        </table:table-row>
        <table:table-row>
          <table:table-cell table:style-name="Table9.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9.A1" office:value-type="string">
            <text:p text:style-name="P21">Material</text:p>
          </table:table-cell>
        </table:table-row>
        <table:table-row>
          <table:table-cell table:style-name="Table9.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9.A1" office:value-type="string">
            <text:p text:style-name="P21">1 <text:a xlink:type="simple" xlink:href="http://www.d20srd.org/srd/combat/actionsInCombat.htm#standardActions" text:style-name="Internet_20_link" text:visited-style-name="Visited_20_Internet_20_Link"><text:span text:style-name="T1">standard action</text:span></text:a></text:p>
          </table:table-cell>
        </table:table-row>
        <table:table-row>
          <table:table-cell table:style-name="Table9.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9.A1" office:value-type="string">
            <text:p text:style-name="P21">Medium (100 ft. + 10 ft./ level)</text:p>
          </table:table-cell>
        </table:table-row>
        <table:table-row>
          <table:table-cell table:style-name="Table9.A1" office:value-type="string">
            <text:p text:style-name="P23"><text:a xlink:type="simple" xlink:href="http://www.d20srd.org/srd/psionic/psionicPowersOverview.htm#targetorTargets" text:style-name="Internet_20_link" text:visited-style-name="Visited_20_Internet_20_Link"><text:span text:style-name="T1">Target</text:span></text:a><text:span text:style-name="T10">:</text:span></text:p>
          </table:table-cell>
          <table:table-cell table:style-name="Table9.A1" office:value-type="string">
            <text:p text:style-name="P21">One creature</text:p>
          </table:table-cell>
        </table:table-row>
        <table:table-row>
          <table:table-cell table:style-name="Table9.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9.A1" office:value-type="string">
            <text:p text:style-name="P21">Instantaneous</text:p>
          </table:table-cell>
        </table:table-row>
        <table:table-row>
          <table:table-cell table:style-name="Table9.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9.A1" office:value-type="string">
            <text:p text:style-name="P21">Will half</text:p>
          </table:table-cell>
        </table:table-row>
        <table:table-row>
          <table:table-cell table:style-name="Table9.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9.A1" office:value-type="string">
            <text:p text:style-name="P21">Yes</text:p>
          </table:table-cell>
        </table:table-row>
        <table:table-row>
          <table:table-cell table:style-name="Table9.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9.A1" office:value-type="string">
            <text:p text:style-name="P21">3</text:p>
          </table:table-cell>
        </table:table-row>
      </table:table>
      <text:p text:style-name="P11"><text:span text:style-name="T16">The fabric of time parts to your will, revealing wounds your foe has received in the past (or has yet to receive). That foe takes </text:span><text:a xlink:type="simple" xlink:href="javascript:void(0);" text:style-name="Internet_20_link" text:visited-style-name="Visited_20_Internet_20_Link"><text:span text:style-name="T22">2d6</text:span></text:a><text:span text:style-name="T16"> points of damage as the past (or future) impinges briefly on the present.</text:span></text:p>
      <text:h text:style-name="P18" text:outline-level="5">Augment</text:h>
      <text:p text:style-name="P14"><text:span text:style-name="T16">For every additional power point you spend, this power’s damage increases by </text:span><text:a xlink:type="simple" xlink:href="javascript:void(0);" text:style-name="Internet_20_link" text:visited-style-name="Visited_20_Internet_20_Link"><text:span text:style-name="T22">1d6</text:span></text:a><text:span text:style-name="T16"> points. For each extra </text:span><text:a xlink:type="simple" xlink:href="javascript:void(0);" text:style-name="Internet_20_link" text:visited-style-name="Visited_20_Internet_20_Link"><text:span text:style-name="T22">2d6</text:span></text:a><text:span text:style-name="T16"> points of damage, this power’s save DC increases by 1.</text:span></text:p>
      <text:p text:style-name="P1"/>
      <text:h text:style-name="P37" text:outline-level="1"><text:span text:style-name="T19">Swarm of Crystals</text:span></text:h>
      <text:h text:style-name="P8" text:outline-level="4"><text:a xlink:type="simple" xlink:href="http://www.d20srd.org/srd/psionic/psionicPowersOverview.htm#metacreativity" text:style-name="Internet_20_link" text:visited-style-name="Visited_20_Internet_20_Link"><text:span text:style-name="T3">Metacreativity</text:span></text:a><text:span text:style-name="T11"> (</text:span><text:a xlink:type="simple" xlink:href="http://www.d20srd.org/srd/psionic/psionicPowersOverview.htm#creation" text:style-name="Internet_20_link" text:visited-style-name="Visited_20_Internet_20_Link"><text:span text:style-name="T3">Creation</text:span></text:a><text:span text:style-name="T11">)</text:span></text:h>
      <table:table table:name="Table10" table:style-name="Table10">
        <table:table-column table:style-name="Table10.A"/>
        <table:table-column table:style-name="Table10.B"/>
        <table:table-row>
          <table:table-cell table:style-name="Table10.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10.A1" office:value-type="string">
            <text:p text:style-name="P21">Psion/wilder 2</text:p>
          </table:table-cell>
        </table:table-row>
        <table:table-row>
          <table:table-cell table:style-name="Table10.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10.A1" office:value-type="string">
            <text:p text:style-name="P21">Material</text:p>
          </table:table-cell>
        </table:table-row>
        <table:table-row>
          <table:table-cell table:style-name="Table10.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10.A1" office:value-type="string">
            <text:p text:style-name="P21">1 <text:a xlink:type="simple" xlink:href="http://www.d20srd.org/srd/combat/actionsInCombat.htm#standardActions" text:style-name="Internet_20_link" text:visited-style-name="Visited_20_Internet_20_Link"><text:span text:style-name="T1">standard action</text:span></text:a></text:p>
          </table:table-cell>
        </table:table-row>
        <table:table-row>
          <table:table-cell table:style-name="Table10.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10.A1" office:value-type="string">
            <text:p text:style-name="P21">15 ft.</text:p>
          </table:table-cell>
        </table:table-row>
        <table:table-row>
          <table:table-cell table:style-name="Table10.A1" office:value-type="string">
            <text:p text:style-name="P23"><text:a xlink:type="simple" xlink:href="http://www.d20srd.org/srd/psionic/psionicPowersOverview.htm#area" text:style-name="Internet_20_link" text:visited-style-name="Visited_20_Internet_20_Link"><text:span text:style-name="T1">Area</text:span></text:a><text:span text:style-name="T10">:</text:span></text:p>
          </table:table-cell>
          <table:table-cell table:style-name="Table10.A1" office:value-type="string">
            <text:p text:style-name="P21">Cone-shaped spread</text:p>
          </table:table-cell>
        </table:table-row>
        <table:table-row>
          <table:table-cell table:style-name="Table10.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10.A1" office:value-type="string">
            <text:p text:style-name="P21">Instantaneous</text:p>
          </table:table-cell>
        </table:table-row>
        <table:table-row>
          <table:table-cell table:style-name="Table10.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10.A1" office:value-type="string">
            <text:p text:style-name="P21">None</text:p>
          </table:table-cell>
        </table:table-row>
        <table:table-row>
          <table:table-cell table:style-name="Table10.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10.A1" office:value-type="string">
            <text:p text:style-name="P21">No</text:p>
          </table:table-cell>
        </table:table-row>
        <table:table-row>
          <table:table-cell table:style-name="Table10.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10.A1" office:value-type="string">
            <text:p text:style-name="P21">3</text:p>
          </table:table-cell>
        </table:table-row>
      </table:table>
      <text:p text:style-name="P11"><text:span text:style-name="T16">Thousands of tiny crystal shards spray forth in an arc from your hand. These razorlike crystals slice everything in their path. Anyone caught in the cone takes </text:span><text:a xlink:type="simple" xlink:href="javascript:void(0);" text:style-name="Internet_20_link" text:visited-style-name="Visited_20_Internet_20_Link"><text:span text:style-name="T22">3d4</text:span></text:a><text:span text:style-name="T16"> points of slashing damage.</text:span></text:p>
      <text:h text:style-name="P18" text:outline-level="5"><text:soft-page-break/>Augment</text:h>
      <text:p text:style-name="P14"><text:span text:style-name="T16">For every additional power point you spend, this power’s damage increases by </text:span><text:a xlink:type="simple" xlink:href="javascript:void(0);" text:style-name="Internet_20_link" text:visited-style-name="Visited_20_Internet_20_Link"><text:span text:style-name="T22">1d4</text:span></text:a><text:span text:style-name="T16"> points.</text:span></text:p>
      <text:p text:style-name="P14"><text:span text:style-name="T16"/></text:p>
      <text:h text:style-name="P4" text:outline-level="1">Dispel Psionics</text:h>
      <text:h text:style-name="P8" text:outline-level="4"><text:a xlink:type="simple" xlink:href="http://www.d20srd.org/srd/psionic/psionicPowersOverview.htm#psychoportation" text:style-name="Internet_20_link" text:visited-style-name="Visited_20_Internet_20_Link">Psycho</text:a><text:span text:style-name="T3">kinesis</text:span></text:h>
      <table:table table:name="Table12" table:style-name="Table12">
        <table:table-column table:style-name="Table12.A"/>
        <table:table-column table:style-name="Table12.B"/>
        <table:table-row>
          <table:table-cell table:style-name="Table12.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12.A1" office:value-type="string">
            <text:p text:style-name="P21">Psion/wilder 3</text:p>
          </table:table-cell>
        </table:table-row>
        <table:table-row>
          <table:table-cell table:style-name="Table12.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12.A1" office:value-type="string">
            <text:p text:style-name="P21">Visual</text:p>
          </table:table-cell>
        </table:table-row>
        <table:table-row>
          <table:table-cell table:style-name="Table12.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12.A1" office:value-type="string">
            <text:p text:style-name="P21">1 <text:a xlink:type="simple" xlink:href="http://www.d20srd.org/srd/combat/actionsInCombat.htm#standardActions" text:style-name="Internet_20_link" text:visited-style-name="Visited_20_Internet_20_Link"><text:span text:style-name="T1">standard action</text:span></text:a></text:p>
          </table:table-cell>
        </table:table-row>
        <table:table-row>
          <table:table-cell table:style-name="Table12.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12.A1" office:value-type="string">
            <text:p text:style-name="P21">Medium (100 ft. + 10 ft./ level)</text:p>
          </table:table-cell>
        </table:table-row>
        <table:table-row>
          <table:table-cell table:style-name="Table12.A1" office:value-type="string">
            <text:p text:style-name="P23"><text:a xlink:type="simple" xlink:href="http://www.d20srd.org/srd/psionic/psionicPowersOverview.htm#targetorTargets" text:style-name="Internet_20_link" text:visited-style-name="Visited_20_Internet_20_Link"><text:span text:style-name="T1">Target</text:span></text:a><text:span text:style-name="T10">:</text:span></text:p>
          </table:table-cell>
          <table:table-cell table:style-name="Table12.A1" office:value-type="string">
            <text:p text:style-name="P21">One manifester, creature, or object; or 20-ft.-radius burst</text:p>
          </table:table-cell>
        </table:table-row>
        <table:table-row>
          <table:table-cell table:style-name="Table12.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12.A1" office:value-type="string">
            <text:p text:style-name="P21">Instantaneous or 1d4 rounds</text:p>
          </table:table-cell>
        </table:table-row>
        <table:table-row>
          <table:table-cell table:style-name="Table12.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12.A1" office:value-type="string">
            <text:p text:style-name="P21">None</text:p>
          </table:table-cell>
        </table:table-row>
        <table:table-row>
          <table:table-cell table:style-name="Table12.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12.A1" office:value-type="string">
            <text:p text:style-name="P21">None</text:p>
          </table:table-cell>
        </table:table-row>
        <table:table-row>
          <table:table-cell table:style-name="Table12.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12.A1" office:value-type="string">
            <text:p text:style-name="P21">5</text:p>
          </table:table-cell>
        </table:table-row>
      </table:table>
      <text:p text:style-name="P12">You can use dispel psionics to end ongoing powers that have been manifested on a creature or ob- ject, to temporarily suppress the psionic abilities of a psionic item, or to end ongoing powers (or at least their effects) within an area. A dispelled power ends as if its duration had expired. Some powers, as detailed in their descriptions, can’t be defeated by dispel psionics, or can be ended only if you manifest dispel psionics at a high enough manifester level. Dispel psionics can end spell-like effects just as it does powers.</text:p>
      <text:p text:style-name="P12">The effect of a power with an instan- taneous duration can’t be dispelled, because the psionic effect is already over before the dispel psionics can take effect.</text:p>
      <text:p text:style-name="P12">You choose to use dispel psionics in one of two ways: a targeted dispel or an area dispel.</text:p>
      <text:p text:style-name="P12"><text:span text:style-name="T9">Targeted Dispel</text:span>:</text:p>
      <text:p text:style-name="P12">One object, crea- ture, or power is the target of the dis- pel psionics power. You make a dispel check (1d20 + your manifester level, maximum +10) against the power or against each ongoing power currently in effect on the object or creature. The DC for this dispel check is 11 + the power’s manifester level. If you succeed on a particular check, that power is dispelled; if you fail, that power remains in effect.</text:p>
      <text:p text:style-name="P12">If you target an object or creature that is the effect of an ongoing power or is under the effect of an ongoing power (such as an astral construct created by the astral construct power, or a character who has temporary hit points provided by the vigor power), you make a dispel check to end the power or its effect.</text:p>
      <text:p text:style-name="P12">If the object that you target is a psionic item, you make a dispel check against the item’s manifester level. If you succeed, all the item’s psionic properties are suppressed for 1d4 rounds, after which the item recov- ers on its own. A suppressed item becomes nonpsionic for the duration of the effect. An interdimensional interface (such as a bag of holding) is temporarily closed. A psionic item’s physical properties are unchanged: A suppressed psionic sword is still a sword (a masterwork sword, in fact). Artifacts and deities are unaffected by mortal power such as this.</text:p>
      <text:p text:style-name="P12">You automatically succeed on your dispel check against any power that you manifested yourself.</text:p>
      <text:p text:style-name="P13">Area Dispel:</text:p>
      <text:p text:style-name="P12">When dispel psionics is used in this way, the power affects everything within a 20-foot radius.</text:p>
      <text:p text:style-name="P12">For each creature within the area that is the subject of one or more pow- ers, you make a dispel check against the power with the highest manifester level. If that check fails, you make dispel checks against progressively weaker powers until you dispel one power (which discharges the dispel psionics power so <text:soft-page-break/>far as that target is concerned) or until you fail all your checks. The creature’s psionic items are not affected.</text:p>
      <text:p text:style-name="P12">For each object within the area that is the target of one or more powers, you make dispel checks as with crea- tures. Psionic items are not affected by an area dispel.</text:p>
      <text:p text:style-name="P12">For each ongoing area or effect power whose point of origin is with- in the area of the dispel psionics power, you can make a dispel check to dispel the power.</text:p>
      <text:p text:style-name="P12">For each ongoing power whose area overlaps that of the dispel psionics power, you can make a dispel check to end the effect, but only within the overlapping area.</text:p>
      <text:p text:style-name="P12">If an object or creature that is the effect of an ongoing power is in the area, you can make a dispel check to end the power that created that object or construct in addition to attempting to dispel powers targeting the creature or object.</text:p>
      <text:p text:style-name="P12">You can choose to automatically succeed on dispel checks against any power that you have manifested</text:p>
      <text:h text:style-name="P18" text:outline-level="5">Augment: <text:span text:style-name="T24">For every additional power point you spend, the bonus on your dispel check increases by 2 (to a maximum bonus of +20 for a 5-point expenditure).</text:span></text:h>
      <text:p text:style-name="P30"/>
      <text:h text:style-name="P4" text:outline-level="1">Forced Dream</text:h>
      <text:h text:style-name="P9" text:outline-level="4">Telepathy (Compulsion) [Mind-Affecting]</text:h>
      <table:table table:name="Table13" table:style-name="Table13">
        <table:table-column table:style-name="Table13.A"/>
        <table:table-column table:style-name="Table13.B"/>
        <table:table-row>
          <table:table-cell table:style-name="Table13.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13.A1" office:value-type="string">
            <text:p text:style-name="P21">Psion/wilder 3</text:p>
          </table:table-cell>
        </table:table-row>
        <table:table-row>
          <table:table-cell table:style-name="Table13.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13.A1" office:value-type="string">
            <text:p text:style-name="P21">Auditory and mental</text:p>
          </table:table-cell>
        </table:table-row>
        <table:table-row>
          <table:table-cell table:style-name="Table13.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13.A1" office:value-type="string">
            <text:p text:style-name="P21">1 <text:a xlink:type="simple" xlink:href="http://www.d20srd.org/srd/combat/actionsInCombat.htm#standardActions" text:style-name="Internet_20_link" text:visited-style-name="Visited_20_Internet_20_Link"><text:span text:style-name="T1">standard action</text:span></text:a></text:p>
          </table:table-cell>
        </table:table-row>
        <table:table-row>
          <table:table-cell table:style-name="Table13.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13.A1" office:value-type="string">
            <text:p text:style-name="P21">Close (25 ft. + 5 ft./2 levels)</text:p>
          </table:table-cell>
        </table:table-row>
        <table:table-row>
          <table:table-cell table:style-name="Table13.A1" office:value-type="string">
            <text:p text:style-name="P23"><text:a xlink:type="simple" xlink:href="http://www.d20srd.org/srd/psionic/psionicPowersOverview.htm#targetorTargets" text:style-name="Internet_20_link" text:visited-style-name="Visited_20_Internet_20_Link"><text:span text:style-name="T1">Target</text:span></text:a><text:span text:style-name="T10">:</text:span></text:p>
          </table:table-cell>
          <table:table-cell table:style-name="Table13.A1" office:value-type="string">
            <text:p text:style-name="P21">One creature</text:p>
          </table:table-cell>
        </table:table-row>
        <table:table-row>
          <table:table-cell table:style-name="Table13.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13.A1" office:value-type="string">
            <text:p text:style-name="P21">1 round/level</text:p>
          </table:table-cell>
        </table:table-row>
        <table:table-row>
          <table:table-cell table:style-name="Table13.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13.A1" office:value-type="string">
            <text:p text:style-name="P21">Will negates (harmless)</text:p>
          </table:table-cell>
        </table:table-row>
        <table:table-row>
          <table:table-cell table:style-name="Table13.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13.A1" office:value-type="string">
            <text:p text:style-name="P21">Yes (harmless)</text:p>
          </table:table-cell>
        </table:table-row>
        <table:table-row>
          <table:table-cell table:style-name="Table13.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13.A1" office:value-type="string">
            <text:p text:style-name="P21">5</text:p>
          </table:table-cell>
        </table:table-row>
      </table:table>
      <text:p text:style-name="P12">The Inspired, through their connection to Dal Quor, have discovered a way to induce a forced dream state in which a creature gains a limited ability to reshape its own real- ity. While this power is active, any time during its turn the target can choose (as a swift action) to “restart” its turn. Everything that has transpired since the start of its turn is erased, effectively allowing the target to step back a moment in time to relive the turn. Doing this ends the power’s duration.</text:p>
      <text:p text:style-name="P12">When this effect is used, everyone and everything is reset to the state they were at when the subject’s turn began. Any spells or abilities used are available again, any damage dealt is healed, any effects incurred are negated, any objects or creatures moved are reset to their original position, and so on. The only exception to this is that any power points spent to manifest forced dream are not recov- ered (meaning that if you manifest the power and activate its effect in the same turn, you return to the start of the turn but you do not get back the power points you spent to manifest the power.)</text:p>
      <text:h text:style-name="P18" text:outline-level="5">Augment:</text:h>
      <text:p text:style-name="P15">If you spend 4 additional power points, the duration of the forced dream increases to 1 minute per level.</text:p>
      <text:p text:style-name="P15"/>
      <text:h text:style-name="P4" text:outline-level="1"><text:soft-page-break/>Time Hop</text:h>
      <text:h text:style-name="P8" text:outline-level="4"><text:a xlink:type="simple" xlink:href="http://www.d20srd.org/srd/psionic/psionicPowersOverview.htm#psychoportation" text:style-name="Internet_20_link" text:visited-style-name="Visited_20_Internet_20_Link"><text:span text:style-name="T3">Psychoportation</text:span></text:a></text:h>
      <table:table table:name="Table11" table:style-name="Table11">
        <table:table-column table:style-name="Table11.A"/>
        <table:table-column table:style-name="Table11.B"/>
        <table:table-row>
          <table:table-cell table:style-name="Table11.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11.A1" office:value-type="string">
            <text:p text:style-name="P21">Psion/wilder 3</text:p>
          </table:table-cell>
        </table:table-row>
        <table:table-row>
          <table:table-cell table:style-name="Table11.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11.A1" office:value-type="string">
            <text:p text:style-name="P21">Auditory and visual</text:p>
          </table:table-cell>
        </table:table-row>
        <table:table-row>
          <table:table-cell table:style-name="Table11.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11.A1" office:value-type="string">
            <text:p text:style-name="P21">1 <text:a xlink:type="simple" xlink:href="http://www.d20srd.org/srd/combat/actionsInCombat.htm#standardActions" text:style-name="Internet_20_link" text:visited-style-name="Visited_20_Internet_20_Link"><text:span text:style-name="T1">standard action</text:span></text:a></text:p>
          </table:table-cell>
        </table:table-row>
        <table:table-row>
          <table:table-cell table:style-name="Table11.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11.A1" office:value-type="string">
            <text:p text:style-name="P21">Close (25 ft. + 5 ft./2 levels)</text:p>
          </table:table-cell>
        </table:table-row>
        <table:table-row>
          <table:table-cell table:style-name="Table11.A1" office:value-type="string">
            <text:p text:style-name="P23"><text:a xlink:type="simple" xlink:href="http://www.d20srd.org/srd/psionic/psionicPowersOverview.htm#targetorTargets" text:style-name="Internet_20_link" text:visited-style-name="Visited_20_Internet_20_Link"><text:span text:style-name="T1">Target</text:span></text:a><text:span text:style-name="T10">:</text:span></text:p>
          </table:table-cell>
          <table:table-cell table:style-name="Table11.A1" office:value-type="string">
            <text:p text:style-name="P21">One Medium or smaller creature, or one object weighing 300 lb. or less</text:p>
          </table:table-cell>
        </table:table-row>
        <table:table-row>
          <table:table-cell table:style-name="Table11.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11.A1" office:value-type="string">
            <text:p text:style-name="P21">1 round/level; see text</text:p>
          </table:table-cell>
        </table:table-row>
        <table:table-row>
          <table:table-cell table:style-name="Table11.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11.A1" office:value-type="string">
            <text:p text:style-name="P21">Will negates</text:p>
          </table:table-cell>
        </table:table-row>
        <table:table-row>
          <table:table-cell table:style-name="Table11.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11.A1" office:value-type="string">
            <text:p text:style-name="P21">Yes</text:p>
          </table:table-cell>
        </table:table-row>
        <table:table-row>
          <table:table-cell table:style-name="Table11.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11.A1" office:value-type="string">
            <text:p text:style-name="P21">5</text:p>
          </table:table-cell>
        </table:table-row>
      </table:table>
      <text:p text:style-name="P12">The subject of the power hops forward in time 1 round for every manifester level you have. In effect, the subject seems to disappear in a shimmer of silver energy, then reappear after the duration of this power expires. The subject reappears in exactly the same orientation and condition as before. From the subject’s point of view, no time has passed at all.</text:p>
      <text:p text:style-name="P12">In each round of the power’s duration, on what would have been the subject’s turn, it can attempt a DC 15 Wisdom check. Success allows the subject to return. The subject can act normally on its next turn after this power ends.</text:p>
      <text:p text:style-name="P12">If the space from which the subject departed is occupied upon his return to the time stream, he appears in the closest unoccupied space, still in his original orientation. Determine the closest space randomly if necessary.</text:p>
      <text:h text:style-name="P18" text:outline-level="5">Augment:</text:h>
      <text:p text:style-name="P15">You can augment this power in one or both of the following ways.</text:p>
      <text:list xml:id="list4943510744986384701" text:style-name="L1">
        <text:list-item>
          <text:p text:style-name="P34">For every 2 additional power points you spend, you can affect a creature of one size category larger, or double the weight of an object to be affected.</text:p>
        </text:list-item>
        <text:list-item>
          <text:p text:style-name="P34">For every 2 additional power points you spend, this power can affect an additional target. Any additional target cannot be more than 15 feet from another target of the power.</text:p>
        </text:list-item>
      </text:list>
      <text:p text:style-name="P26"/>
      <text:h text:style-name="P38" text:outline-level="1"><text:span text:style-name="T28">Fabricate, Psionic</text:span></text:h>
      <text:h text:style-name="P8" text:outline-level="4"><text:a xlink:type="simple" xlink:href="http://www.d20srd.org/srd/psionic/psionicPowersOverview.htm#metacreativity" text:style-name="Internet_20_link" text:visited-style-name="Visited_20_Internet_20_Link"><text:span text:style-name="T3">Metacreativity</text:span></text:a><text:span text:style-name="T11"> (</text:span><text:a xlink:type="simple" xlink:href="http://www.d20srd.org/srd/psionic/psionicPowersOverview.htm#creation" text:style-name="Internet_20_link" text:visited-style-name="Visited_20_Internet_20_Link"><text:span text:style-name="T3">Creation</text:span></text:a><text:span text:style-name="T11">)</text:span></text:h>
      <table:table table:name="Table14" table:style-name="Table14">
        <table:table-column table:style-name="Table14.A"/>
        <table:table-column table:style-name="Table14.B"/>
        <table:table-row>
          <table:table-cell table:style-name="Table14.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14.A1" office:value-type="string">
            <text:p text:style-name="P21">Shaper 4</text:p>
          </table:table-cell>
        </table:table-row>
        <table:table-row>
          <table:table-cell table:style-name="Table14.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14.A1" office:value-type="string">
            <text:p text:style-name="P21">Material</text:p>
          </table:table-cell>
        </table:table-row>
        <table:table-row>
          <table:table-cell table:style-name="Table14.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14.A1" office:value-type="string">
            <text:p text:style-name="P21">See spell text</text:p>
          </table:table-cell>
        </table:table-row>
        <table:table-row>
          <table:table-cell table:style-name="Table14.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14.A1" office:value-type="string">
            <text:p text:style-name="P21">Close (25 ft. + 5 ft./2 levels)</text:p>
          </table:table-cell>
        </table:table-row>
        <table:table-row>
          <table:table-cell table:style-name="Table14.A1" office:value-type="string">
            <text:p text:style-name="P23"><text:a xlink:type="simple" xlink:href="http://www.d20srd.org/srd/psionic/psionicPowersOverview.htm#targetorTargets" text:style-name="Internet_20_link" text:visited-style-name="Visited_20_Internet_20_Link"><text:span text:style-name="T1">Target</text:span></text:a><text:span text:style-name="T10">:</text:span></text:p>
          </table:table-cell>
          <table:table-cell table:style-name="Table14.A1" office:value-type="string">
            <text:p text:style-name="P21">Up to 10 cu. ft./level; see spell text</text:p>
          </table:table-cell>
        </table:table-row>
        <table:table-row>
          <table:table-cell table:style-name="Table14.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14.A1" office:value-type="string">
            <text:p text:style-name="P21">Instantaneous</text:p>
          </table:table-cell>
        </table:table-row>
        <table:table-row>
          <table:table-cell table:style-name="Table14.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14.A1" office:value-type="string">
            <text:p text:style-name="P21">None</text:p>
          </table:table-cell>
        </table:table-row>
        <table:table-row>
          <table:table-cell table:style-name="Table14.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14.A1" office:value-type="string">
            <text:p text:style-name="P21">No</text:p>
          </table:table-cell>
        </table:table-row>
        <table:table-row>
          <table:table-cell table:style-name="Table14.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14.A1" office:value-type="string">
            <text:p text:style-name="P21">7</text:p>
          </table:table-cell>
        </table:table-row>
      </table:table>
      <text:p text:style-name="P2"><text:soft-page-break/>You convert material of one sort into a product that is of the same material. Creatures or magic items cannot be created or transmuted by the fabricate spell. The quality of items made by this spell is commensurate with the quality of material used as the basis for the new fabrication. If you work with a mineral, the target is reduced to 1 cubic foot per level instead of 10 cubic feet.</text:p>
      <text:p text:style-name="P11"><text:span text:style-name="T16">You must make an appropriate </text:span><text:a xlink:type="simple" xlink:href="http://www.d20srd.org/srd/skills/craft.htm" text:style-name="Internet_20_link" text:visited-style-name="Visited_20_Internet_20_Link"><text:span text:style-name="T20">Craft</text:span></text:a><text:span text:style-name="T16"> check to fabricate articles requiring a high degree of craftsmanship.</text:span></text:p>
      <text:p text:style-name="P12">Casting requires 1 round per 10 cubic feet (or 1 cubic foot) of material to be affected by the spell.</text:p>
      <text:h text:style-name="P20" text:outline-level="6">Material Component</text:h>
      <text:p text:style-name="P15">The original material, which costs the same amount as the raw materials required to craft the item to be created.</text:p>
      <text:p text:style-name="P15"/>
      <text:h text:style-name="P4" text:outline-level="1">Psychic Reformation</text:h>
      <text:h text:style-name="P8" text:outline-level="4"><text:a xlink:type="simple" xlink:href="http://www.d20srd.org/srd/psionic/psionicPowersOverview.htm#telepathy" text:style-name="Internet_20_link" text:visited-style-name="Visited_20_Internet_20_Link"><text:span text:style-name="T3">Telepathy</text:span></text:a><text:span text:style-name="T11"> [</text:span><text:a xlink:type="simple" xlink:href="http://www.d20srd.org/srd/psionic/psionicPowersOverview.htm#Descriptor" text:style-name="Internet_20_link" text:visited-style-name="Visited_20_Internet_20_Link"><text:span text:style-name="T3">Mind-Affecting</text:span></text:a><text:span text:style-name="T11">]</text:span></text:h>
      <table:table table:name="Table15" table:style-name="Table15">
        <table:table-column table:style-name="Table15.A"/>
        <table:table-column table:style-name="Table15.B"/>
        <table:table-row>
          <table:table-cell table:style-name="Table15.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15.A1" office:value-type="string">
            <text:p text:style-name="P21">Psion/wilder 4</text:p>
          </table:table-cell>
        </table:table-row>
        <table:table-row>
          <table:table-cell table:style-name="Table15.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15.A1" office:value-type="string">
            <text:p text:style-name="P21">Auditory, mental, and visual</text:p>
          </table:table-cell>
        </table:table-row>
        <table:table-row>
          <table:table-cell table:style-name="Table15.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15.A1" office:value-type="string">
            <text:p text:style-name="P21">10 minutes</text:p>
          </table:table-cell>
        </table:table-row>
        <table:table-row>
          <table:table-cell table:style-name="Table15.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15.A1" office:value-type="string">
            <text:p text:style-name="P21">Close (25 ft. + 5 ft./2 levels)</text:p>
          </table:table-cell>
        </table:table-row>
        <table:table-row>
          <table:table-cell table:style-name="Table15.A1" office:value-type="string">
            <text:p text:style-name="P23"><text:a xlink:type="simple" xlink:href="http://www.d20srd.org/srd/psionic/psionicPowersOverview.htm#targetorTargets" text:style-name="Internet_20_link" text:visited-style-name="Visited_20_Internet_20_Link"><text:span text:style-name="T1">Target</text:span></text:a><text:span text:style-name="T10">:</text:span></text:p>
          </table:table-cell>
          <table:table-cell table:style-name="Table15.A1" office:value-type="string">
            <text:p text:style-name="P21">One creature</text:p>
          </table:table-cell>
        </table:table-row>
        <table:table-row>
          <table:table-cell table:style-name="Table15.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15.A1" office:value-type="string">
            <text:p text:style-name="P21">Instantaneous</text:p>
          </table:table-cell>
        </table:table-row>
        <table:table-row>
          <table:table-cell table:style-name="Table15.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15.A1" office:value-type="string">
            <text:p text:style-name="P21">None</text:p>
          </table:table-cell>
        </table:table-row>
        <table:table-row>
          <table:table-cell table:style-name="Table15.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15.A1" office:value-type="string">
            <text:p text:style-name="P21">No</text:p>
          </table:table-cell>
        </table:table-row>
        <table:table-row>
          <table:table-cell table:style-name="Table15.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15.A1" office:value-type="string">
            <text:p text:style-name="P21">7, XP; see text</text:p>
          </table:table-cell>
        </table:table-row>
      </table:table>
      <text:p text:style-name="P12">When this power is manifested, the subject can choose to spend its most recently gained skill points differently (picking new skills and abandoning old ones if it chooses) and to choose a different feat from the one it selected when advancing from its previous level to its current level.</text:p>
      <text:p text:style-name="P12">The subject can also choose to forget powers it acquired when advancing to its current level, replacing them with new ones.</text:p>
      <text:p text:style-name="P12">The subject can undo decisions of these sorts that were made at lower levels, if both the subject and the manifester agree to pay the necessary XP before this power is manifested (see below). The subject must abide by the standard rules for selecting skills and feats, and so it cannot take feats for which it doesn’t qualify or take crossclass skills as class skills.</text:p>
      <text:h text:style-name="P18" text:outline-level="5">XP Cost</text:h>
      <text:p text:style-name="P15">This power costs 50 XP to manifest to reformat choices made when the character reached her current level. For each additional previous level into which the revision reaches, the power costs an additional 50 XP. The manifester and subject split all XP costs evenly.</text:p>
      <text:p text:style-name="P15"/>
      <text:h text:style-name="P4" text:outline-level="1">Death Urge</text:h>
      <text:h text:style-name="P8" text:outline-level="4"><text:a xlink:type="simple" xlink:href="http://www.d20srd.org/srd/psionic/psionicPowersOverview.htm#telepathy" text:style-name="Internet_20_link" text:visited-style-name="Visited_20_Internet_20_Link"><text:span text:style-name="T3">Telepathy</text:span></text:a><text:span text:style-name="T11"> (</text:span><text:a xlink:type="simple" xlink:href="http://www.d20srd.org/srd/psionic/psionicPowersOverview.htm#compulsion" text:style-name="Internet_20_link" text:visited-style-name="Visited_20_Internet_20_Link"><text:span text:style-name="T3">Compulsion</text:span></text:a><text:span text:style-name="T11">) [</text:span><text:a xlink:type="simple" xlink:href="http://www.d20srd.org/srd/psionic/psionicPowersOverview.htm#Descriptor" text:style-name="Internet_20_link" text:visited-style-name="Visited_20_Internet_20_Link"><text:span text:style-name="T3">Mind-Affecting</text:span></text:a><text:span text:style-name="T11">]</text:span></text:h>
      <table:table table:name="Table22" table:style-name="Table22">
        <table:table-column table:style-name="Table22.A"/>
        <table:table-column table:style-name="Table22.B"/>
        <table:table-row>
          <table:table-cell table:style-name="Table22.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22.A1" office:value-type="string">
            <text:p text:style-name="P21">Psion/wilder 4</text:p>
          </table:table-cell>
        </table:table-row>
        <table:table-row>
          <table:table-cell table:style-name="Table22.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22.A1" office:value-type="string">
            <text:p text:style-name="P21">Mental</text:p>
          </table:table-cell>
        </table:table-row>
        <table:table-row>
          <table:table-cell table:style-name="Table22.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22.A1" office:value-type="string">
            <text:p text:style-name="P21">1 <text:a xlink:type="simple" xlink:href="http://www.d20srd.org/srd/combat/actionsInCombat.htm#standardActions" text:style-name="Internet_20_link" text:visited-style-name="Visited_20_Internet_20_Link"><text:span text:style-name="T1">standard action</text:span></text:a></text:p>
          </table:table-cell>
        </table:table-row>
        <text:soft-page-break/>
        <table:table-row>
          <table:table-cell table:style-name="Table22.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22.A1" office:value-type="string">
            <text:p text:style-name="P21">Medium (100 ft. + 10 ft./ level)</text:p>
          </table:table-cell>
        </table:table-row>
        <table:table-row>
          <table:table-cell table:style-name="Table22.A1" office:value-type="string">
            <text:p text:style-name="P23"><text:a xlink:type="simple" xlink:href="http://www.d20srd.org/srd/psionic/psionicPowersOverview.htm#targetorTargets" text:style-name="Internet_20_link" text:visited-style-name="Visited_20_Internet_20_Link"><text:span text:style-name="T1">Target</text:span></text:a><text:span text:style-name="T10">:</text:span></text:p>
          </table:table-cell>
          <table:table-cell table:style-name="Table22.A1" office:value-type="string">
            <text:p text:style-name="P21">One living creature</text:p>
          </table:table-cell>
        </table:table-row>
        <table:table-row>
          <table:table-cell table:style-name="Table22.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22.A1" office:value-type="string">
            <text:p text:style-name="P21">1 round</text:p>
          </table:table-cell>
        </table:table-row>
        <table:table-row>
          <table:table-cell table:style-name="Table22.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22.A1" office:value-type="string">
            <text:p text:style-name="P21">Will negates</text:p>
          </table:table-cell>
        </table:table-row>
        <table:table-row>
          <table:table-cell table:style-name="Table22.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22.A1" office:value-type="string">
            <text:p text:style-name="P21">Yes</text:p>
          </table:table-cell>
        </table:table-row>
        <table:table-row>
          <table:table-cell table:style-name="Table22.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22.A1" office:value-type="string">
            <text:p text:style-name="P21">7</text:p>
          </table:table-cell>
        </table:table-row>
      </table:table>
      <text:p text:style-name="P12">You plant a hidden death-urge impulse in the subject’s unconscious. On the subject’s next turn, it looks for the quickest method to end its life and attempts to do so. The subject takes no other action on its turn except attempting to harm itself.</text:p>
      <text:p text:style-name="P11"><text:span text:style-name="T16">If armed, the subject attacks itself as a </text:span><text:a xlink:type="simple" xlink:href="http://www.d20srd.org/srd/combat/actionsInCombat.htm#fullRoundActions" text:style-name="Internet_20_link" text:visited-style-name="Visited_20_Internet_20_Link"><text:span text:style-name="T20">full-round action</text:span></text:a><text:span text:style-name="T16">. The attack automatically succeeds and deals damage as a </text:span><text:a xlink:type="simple" xlink:href="http://www.d20srd.org/srd/combat/actionsInCombat.htm#criticalHits" text:style-name="Internet_20_link" text:visited-style-name="Visited_20_Internet_20_Link"><text:span text:style-name="T20">critical hit</text:span></text:a><text:span text:style-name="T16">. If unarmed, the subject moves adjacent to the nearest enemy and provokes an </text:span><text:a xlink:type="simple" xlink:href="http://www.d20srd.org/srd/combat/attacksOfOpportunity.htm" text:style-name="Internet_20_link" text:visited-style-name="Visited_20_Internet_20_Link"><text:span text:style-name="T20">attack of opportunity</text:span></text:a><text:span text:style-name="T16">, offering its opponent an opening, which the opponent may or may not choose to take advantage of.</text:span></text:p>
      <text:p text:style-name="P12">If the subject is unarmed and no enemy is nearby, the subject simply does nothing at all. A subject close to an immediate and lethal hazard such as a cliff or a fire might hurl itself off the cliff or into the fire instead of striking itself with a weapon.</text:p>
      <text:h text:style-name="P18" text:outline-level="5">Augment</text:h>
      <text:p text:style-name="P15">For every 4 additional power points you spend, this power’s save DC increases by 2 and its duration increases by 1 round.</text:p>
      <text:p text:style-name="P1"/>
      <text:h text:style-name="P4" text:outline-level="1">Dimension Door, Psionic</text:h>
      <text:h text:style-name="P8" text:outline-level="4"><text:a xlink:type="simple" xlink:href="http://www.d20srd.org/srd/psionic/psionicPowersOverview.htm#psychoportation" text:style-name="Internet_20_link" text:visited-style-name="Visited_20_Internet_20_Link"><text:span text:style-name="T3">Psychoportation</text:span></text:a><text:span text:style-name="T11"> (</text:span><text:a xlink:type="simple" xlink:href="http://www.d20srd.org/srd/psionic/psionicPowersOverview.htm#teleportation" text:style-name="Internet_20_link" text:visited-style-name="Visited_20_Internet_20_Link"><text:span text:style-name="T3">Teleportation</text:span></text:a><text:span text:style-name="T11">)</text:span></text:h>
      <table:table table:name="Table16" table:style-name="Table16">
        <table:table-column table:style-name="Table16.A"/>
        <table:table-column table:style-name="Table16.B"/>
        <table:table-row>
          <table:table-cell table:style-name="Table16.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16.A1" office:value-type="string">
            <text:p text:style-name="P21">Psion/wilder 4, psychic warrior 4</text:p>
          </table:table-cell>
        </table:table-row>
        <table:table-row>
          <table:table-cell table:style-name="Table16.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16.A1" office:value-type="string">
            <text:p text:style-name="P21">Visual</text:p>
          </table:table-cell>
        </table:table-row>
        <table:table-row>
          <table:table-cell table:style-name="Table16.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16.A1" office:value-type="string">
            <text:p text:style-name="P21">1 <text:a xlink:type="simple" xlink:href="http://www.d20srd.org/srd/combat/actionsInCombat.htm#standardActions" text:style-name="Internet_20_link" text:visited-style-name="Visited_20_Internet_20_Link"><text:span text:style-name="T1">standard action</text:span></text:a></text:p>
          </table:table-cell>
        </table:table-row>
        <table:table-row>
          <table:table-cell table:style-name="Table16.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16.A1" office:value-type="string">
            <text:p text:style-name="P21">Long (400 ft. + 40 ft./level)</text:p>
          </table:table-cell>
        </table:table-row>
        <table:table-row>
          <table:table-cell table:style-name="Table16.A1" office:value-type="string">
            <text:p text:style-name="P23"><text:a xlink:type="simple" xlink:href="http://www.d20srd.org/srd/psionic/psionicPowersOverview.htm#targetorTargets" text:style-name="Internet_20_link" text:visited-style-name="Visited_20_Internet_20_Link"><text:span text:style-name="T1">Target or Targets</text:span></text:a><text:span text:style-name="T10">:</text:span></text:p>
          </table:table-cell>
          <table:table-cell table:style-name="Table16.A1" office:value-type="string">
            <text:p text:style-name="P21">You and touched objects or other touched willing creatures</text:p>
          </table:table-cell>
        </table:table-row>
        <table:table-row>
          <table:table-cell table:style-name="Table16.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16.A1" office:value-type="string">
            <text:p text:style-name="P21">Instantaneous</text:p>
          </table:table-cell>
        </table:table-row>
        <table:table-row>
          <table:table-cell table:style-name="Table16.A1" office:value-type="string">
            <text:p text:style-name="P23"><text:a xlink:type="simple" xlink:href="http://www.d20srd.org/srd/psionic/psionicPowersOverview.htm#savingThrow" text:style-name="Internet_20_link" text:visited-style-name="Visited_20_Internet_20_Link"><text:span text:style-name="T1">Saving Throw</text:span></text:a><text:span text:style-name="T10">:</text:span></text:p>
          </table:table-cell>
          <table:table-cell table:style-name="Table16.A1" office:value-type="string">
            <text:p text:style-name="P21">None and Will negates (object)</text:p>
          </table:table-cell>
        </table:table-row>
        <table:table-row>
          <table:table-cell table:style-name="Table16.A1" office:value-type="string">
            <text:p text:style-name="P23"><text:a xlink:type="simple" xlink:href="http://www.d20srd.org/srd/psionic/psionicPowersOverview.htm#powerResistance" text:style-name="Internet_20_link" text:visited-style-name="Visited_20_Internet_20_Link"><text:span text:style-name="T1">Power Resistance</text:span></text:a><text:span text:style-name="T10">:</text:span></text:p>
          </table:table-cell>
          <table:table-cell table:style-name="Table16.A1" office:value-type="string">
            <text:p text:style-name="P21">No and Yes (object)</text:p>
          </table:table-cell>
        </table:table-row>
        <table:table-row>
          <table:table-cell table:style-name="Table16.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16.A1" office:value-type="string">
            <text:p text:style-name="P21">7</text:p>
          </table:table-cell>
        </table:table-row>
      </table:table>
      <text:p text:style-name="P2">You instantly transfer yourself from your current location to any other spot within range. You always arrive at exactly the spot desired—whether by simply visualizing the area or by stating direction. After using this spell, you can’t take any other actions until your next turn. You can bring along objects as long as their weight doesn’t exceed your maximum load. You may also bring one additional willing Medium or smaller creature (carrying gear or objects up to its maximum load) or its equivalent per three caster levels. A Large creature counts as two Medium creatures, a Huge creature counts as two Large creatures, and so forth. All creatures to be transported must be in contact with one another, and at least one of those creatures must be in contact with you.</text:p>
      <text:p text:style-name="P11"><text:span text:style-name="T16">If you arrive in a place that is already occupied by a solid body, you and each creature traveling with you take </text:span><text:a xlink:type="simple" xlink:href="javascript:void(0);" text:style-name="Internet_20_link" text:visited-style-name="Visited_20_Internet_20_Link"><text:span text:style-name="T22">1d6</text:span></text:a><text:span text:style-name="T16"> points of damage and are shunted to a random open space on a suitable surface within 100 feet of the intended location.</text:span></text:p>
      <text:p text:style-name="P11"><text:soft-page-break/><text:span text:style-name="T16">If there is no free space within 100 feet, you and each creature traveling with you take an additional </text:span><text:a xlink:type="simple" xlink:href="javascript:void(0);" text:style-name="Internet_20_link" text:visited-style-name="Visited_20_Internet_20_Link"><text:span text:style-name="T22">2d6</text:span></text:a><text:span text:style-name="T16"> points of damage and are shunted to a free space within 1,000 feet. If there is no free space within 1,000 feet, you and each creature travelling with you take an additional </text:span><text:a xlink:type="simple" xlink:href="javascript:void(0);" text:style-name="Internet_20_link" text:visited-style-name="Visited_20_Internet_20_Link"><text:span text:style-name="T22">4d6</text:span></text:a><text:span text:style-name="T16"> points of damage and the spell simply fails.</text:span></text:p>
      <text:h text:style-name="P6" text:outline-level="5">Augment</text:h>
      <text:p text:style-name="P15">If you spend 2 points less, you can manifest this as a full-round action.</text:p>
      <text:p text:style-name="P15">If you spend 2 points less, you can teleport yourself and touched objects or willing creatures up to 20 feet.</text:p>
      <text:p text:style-name="P15">If you spend 2 additional power points, the visual display of the power is particularly dazzling. The bright flash left behind when you vacate an area dazzles all remaining creatures within a 10-foot radius of your previous position.</text:p>
      <text:p text:style-name="P14"><text:span text:style-name="T16">If you spend 6 additional power points, you can manifest this power as a </text:span><text:a xlink:type="simple" xlink:href="http://www.d20srd.org/srd/combat/actionsInCombat.htm#moveActions" text:style-name="Internet_20_link" text:visited-style-name="Visited_20_Internet_20_Link"><text:span text:style-name="T20">move action</text:span></text:a><text:span text:style-name="T16">.</text:span></text:p>
      <text:p text:style-name="P1"/>
      <text:h text:style-name="P4" text:outline-level="1">Divination, Psionic</text:h>
      <text:h text:style-name="P8" text:outline-level="4"><text:a xlink:type="simple" xlink:href="http://www.d20srd.org/srd/psionic/psionicPowersOverview.htm#clairsentience" text:style-name="Internet_20_link" text:visited-style-name="Visited_20_Internet_20_Link"><text:span text:style-name="T3">Clairsentience</text:span></text:a></text:h>
      <table:table table:name="Table17" table:style-name="Table17">
        <table:table-column table:style-name="Table17.A"/>
        <table:table-column table:style-name="Table17.B"/>
        <table:table-row>
          <table:table-cell table:style-name="Table17.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17.A1" office:value-type="string">
            <text:p text:style-name="P21">Psion/wilder 4</text:p>
          </table:table-cell>
        </table:table-row>
        <table:table-row>
          <table:table-cell table:style-name="Table17.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17.A1" office:value-type="string">
            <text:p text:style-name="P21">Mental and visual</text:p>
          </table:table-cell>
        </table:table-row>
        <table:table-row>
          <table:table-cell table:style-name="Table17.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17.A1" office:value-type="string">
            <text:p text:style-name="P21">10 minutes</text:p>
          </table:table-cell>
        </table:table-row>
        <table:table-row>
          <table:table-cell table:style-name="Table17.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17.A1" office:value-type="string">
            <text:p text:style-name="P21">Personal</text:p>
          </table:table-cell>
        </table:table-row>
        <table:table-row>
          <table:table-cell table:style-name="Table17.A1" office:value-type="string">
            <text:p text:style-name="P23"><text:a xlink:type="simple" xlink:href="http://www.d20srd.org/srd/psionic/psionicPowersOverview.htm#targetorTargets" text:style-name="Internet_20_link" text:visited-style-name="Visited_20_Internet_20_Link"><text:span text:style-name="T1">Target</text:span></text:a><text:span text:style-name="T10">:</text:span></text:p>
          </table:table-cell>
          <table:table-cell table:style-name="Table17.A1" office:value-type="string">
            <text:p text:style-name="P21">You</text:p>
          </table:table-cell>
        </table:table-row>
        <table:table-row>
          <table:table-cell table:style-name="Table17.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17.A1" office:value-type="string">
            <text:p text:style-name="P21">Instantaneous</text:p>
          </table:table-cell>
        </table:table-row>
        <table:table-row>
          <table:table-cell table:style-name="Table17.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17.A1" office:value-type="string">
            <text:p text:style-name="P21">7</text:p>
          </table:table-cell>
        </table:table-row>
      </table:table>
      <text:p text:style-name="P1"><text:span text:style-name="T16">Similar to </text:span><text:a xlink:type="simple" xlink:href="http://www.d20srd.org/srd/spells/augury.htm" text:style-name="Internet_20_link" text:visited-style-name="Visited_20_Internet_20_Link"><text:span text:style-name="T21">augury</text:span></text:a><text:span text:style-name="T16"> but more powerful, a divination spell can provide you with a useful piece of advice in reply to a question concerning a specific goal, event, or activity that is to occur within one week. The advice can be as simple as a short phrase, or it might take the form of a cryptic rhyme or omen. If your party doesn’t act on the information, the conditions may change so that the information is no longer useful. The base chance for a correct divination is 70% + 1% per caster level, to a maximum of 90%. If the dice roll fails, you know the spell failed, unless specific magic yielding false information is at work.</text:span></text:p>
      <text:p text:style-name="P11"><text:span text:style-name="T16">As with </text:span><text:a xlink:type="simple" xlink:href="http://www.d20srd.org/srd/spells/augury.htm" text:style-name="Internet_20_link" text:visited-style-name="Visited_20_Internet_20_Link"><text:span text:style-name="T21">augury</text:span></text:a><text:span text:style-name="T16">, multiple divinations about the same topic by the same caster use the same dice result as the first divination spell and yield the same answer each time.</text:span></text:p>
      <text:p text:style-name="P12">No material component due to being psionic.</text:p>
      <text:p text:style-name="P12"/>
      <text:h text:style-name="P5" text:outline-level="1">Hail of Crystals</text:h>
      <text:h text:style-name="P7" text:outline-level="4"><text:a xlink:type="simple" xlink:href="http://www.d20srd.org/srd/psionic/psionicPowersOverview.htm#metacreativity" text:style-name="Internet_20_link" text:visited-style-name="Visited_20_Internet_20_Link"><text:span text:style-name="T6">Metacreativity</text:span></text:a><text:span text:style-name="T26"> (</text:span><text:a xlink:type="simple" xlink:href="http://www.d20srd.org/srd/psionic/psionicPowersOverview.htm#creation" text:style-name="Internet_20_link" text:visited-style-name="Visited_20_Internet_20_Link"><text:span text:style-name="T6">Creation</text:span></text:a><text:span text:style-name="T26">)</text:span></text:h>
      <table:table table:name="Table18" table:style-name="Table18">
        <table:table-column table:style-name="Table18.A"/>
        <table:table-column table:style-name="Table18.B"/>
        <table:table-row>
          <table:table-cell table:style-name="Table18.A1" office:value-type="string">
            <text:p text:style-name="P23"><text:a xlink:type="simple" xlink:href="http://www.d20srd.org/srd/psionic/psionicPowersOverview.htm#level" text:style-name="Internet_20_link" text:visited-style-name="Visited_20_Internet_20_Link"><text:span text:style-name="T7">Level</text:span></text:a><text:span text:style-name="T13">:</text:span></text:p>
          </table:table-cell>
          <table:table-cell table:style-name="Table18.A1" office:value-type="string">
            <text:p text:style-name="P22">Shaper 5</text:p>
          </table:table-cell>
        </table:table-row>
        <table:table-row>
          <table:table-cell table:style-name="Table18.A1" office:value-type="string">
            <text:p text:style-name="P23"><text:a xlink:type="simple" xlink:href="http://www.d20srd.org/srd/psionic/psionicPowersOverview.htm#display" text:style-name="Internet_20_link" text:visited-style-name="Visited_20_Internet_20_Link"><text:span text:style-name="T7">Display</text:span></text:a><text:span text:style-name="T13">:</text:span></text:p>
          </table:table-cell>
          <table:table-cell table:style-name="Table18.A1" office:value-type="string">
            <text:p text:style-name="P22">Auditory and visual</text:p>
          </table:table-cell>
        </table:table-row>
        <table:table-row>
          <table:table-cell table:style-name="Table18.A1" office:value-type="string">
            <text:p text:style-name="P23"><text:a xlink:type="simple" xlink:href="http://www.d20srd.org/srd/psionic/psionicPowersOverview.htm#manifestingTime" text:style-name="Internet_20_link" text:visited-style-name="Visited_20_Internet_20_Link"><text:span text:style-name="T7">Manifesting Time</text:span></text:a><text:span text:style-name="T13">:</text:span></text:p>
          </table:table-cell>
          <table:table-cell table:style-name="Table18.A1" office:value-type="string">
            <text:p text:style-name="P21"><text:span text:style-name="T25">1 </text:span><text:a xlink:type="simple" xlink:href="http://www.d20srd.org/srd/combat/actionsInCombat.htm#standardActions" text:style-name="Internet_20_link" text:visited-style-name="Visited_20_Internet_20_Link"><text:span text:style-name="T7">standard action</text:span></text:a></text:p>
          </table:table-cell>
        </table:table-row>
        <table:table-row>
          <table:table-cell table:style-name="Table18.A1" office:value-type="string">
            <text:p text:style-name="P23"><text:a xlink:type="simple" xlink:href="http://www.d20srd.org/srd/psionic/psionicPowersOverview.htm#range" text:style-name="Internet_20_link" text:visited-style-name="Visited_20_Internet_20_Link"><text:span text:style-name="T7">Range</text:span></text:a><text:span text:style-name="T13">:</text:span></text:p>
          </table:table-cell>
          <table:table-cell table:style-name="Table18.A1" office:value-type="string">
            <text:p text:style-name="P22">Medium (100 ft. + 10 ft./ level)</text:p>
          </table:table-cell>
        </table:table-row>
        <table:table-row>
          <table:table-cell table:style-name="Table18.A1" office:value-type="string">
            <text:p text:style-name="P23"><text:a xlink:type="simple" xlink:href="http://www.d20srd.org/srd/psionic/psionicPowersOverview.htm#area" text:style-name="Internet_20_link" text:visited-style-name="Visited_20_Internet_20_Link"><text:span text:style-name="T7">Area</text:span></text:a><text:span text:style-name="T13">:</text:span></text:p>
          </table:table-cell>
          <table:table-cell table:style-name="Table18.A1" office:value-type="string">
            <text:p text:style-name="P22">20-ft.-radius burst</text:p>
          </table:table-cell>
        </table:table-row>
        <table:table-row>
          <table:table-cell table:style-name="Table18.A1" office:value-type="string">
            <text:p text:style-name="P23"><text:a xlink:type="simple" xlink:href="http://www.d20srd.org/srd/psionic/psionicPowersOverview.htm#duration" text:style-name="Internet_20_link" text:visited-style-name="Visited_20_Internet_20_Link"><text:span text:style-name="T7">Duration</text:span></text:a><text:span text:style-name="T13">:</text:span></text:p>
          </table:table-cell>
          <table:table-cell table:style-name="Table18.A1" office:value-type="string">
            <text:p text:style-name="P22">Instantaneous</text:p>
          </table:table-cell>
        </table:table-row>
        <table:table-row>
          <table:table-cell table:style-name="Table18.A1" office:value-type="string">
            <text:p text:style-name="P23"><text:a xlink:type="simple" xlink:href="http://www.d20srd.org/srd/psionic/psionicPowersOverview.htm#savingThrow" text:style-name="Internet_20_link" text:visited-style-name="Visited_20_Internet_20_Link"><text:span text:style-name="T7">Saving Throw</text:span></text:a><text:span text:style-name="T13">:</text:span></text:p>
          </table:table-cell>
          <table:table-cell table:style-name="Table18.A1" office:value-type="string">
            <text:p text:style-name="P22">Reflex half</text:p>
          </table:table-cell>
        </table:table-row>
        <table:table-row>
          <table:table-cell table:style-name="Table18.A1" office:value-type="string">
            <text:p text:style-name="P23"><text:a xlink:type="simple" xlink:href="http://www.d20srd.org/srd/psionic/psionicPowersOverview.htm#powerResistance" text:style-name="Internet_20_link" text:visited-style-name="Visited_20_Internet_20_Link"><text:span text:style-name="T7">Power Resistance</text:span></text:a><text:span text:style-name="T13">:</text:span></text:p>
          </table:table-cell>
          <table:table-cell table:style-name="Table18.A1" office:value-type="string">
            <text:p text:style-name="P22">No</text:p>
          </table:table-cell>
        </table:table-row>
        <table:table-row>
          <table:table-cell table:style-name="Table18.A1" office:value-type="string">
            <text:p text:style-name="P23"><text:a xlink:type="simple" xlink:href="http://www.d20srd.org/srd/psionic/psionicPowersOverview.htm#powerPoints" text:style-name="Internet_20_link" text:visited-style-name="Visited_20_Internet_20_Link"><text:span text:style-name="T7">Power Points</text:span></text:a><text:span text:style-name="T13">:</text:span></text:p>
          </table:table-cell>
          <table:table-cell table:style-name="Table18.A1" office:value-type="string">
            <text:p text:style-name="P22">9</text:p>
          </table:table-cell>
        </table:table-row>
      </table:table>
      <text:p text:style-name="P29"><text:soft-page-break/>A tiny ectoplasmic crystal emanates from your outstretched hand and rapidly expands to a 2-foot-diameter ball of crystal as it speeds toward the location you designate. You can choose to aim this crystal at a single target or at a specific point in space (a grid intersection).</text:p>
      <text:p text:style-name="Text_20_body"><text:span text:style-name="T25">If you aim the crystal at a single target, you must make a ranged </text:span><text:a xlink:type="simple" xlink:href="http://www.d20srd.org/srd/combat/combatStatistics.htm#touchAttacks" text:style-name="Internet_20_link" text:visited-style-name="Visited_20_Internet_20_Link"><text:span text:style-name="T7">touch attack</text:span></text:a><text:span text:style-name="T25"> to strike the target. Any creature or object struck by the ball of crystal takes </text:span><text:a xlink:type="simple" xlink:href="javascript:void(0);" text:style-name="Internet_20_link" text:visited-style-name="Visited_20_Internet_20_Link"><text:span text:style-name="T15">5d4</text:span></text:a><text:span text:style-name="T25"> points of bludgeoning damage.</text:span></text:p>
      <text:p text:style-name="Text_20_body"><text:span text:style-name="T25">Whether the crystal hits its target, misses, or was aimed at a point in space, it explodes upon arrival at the location you designated. Anyone within 20 feet of the explosion takes </text:span><text:a xlink:type="simple" xlink:href="javascript:void(0);" text:style-name="Internet_20_link" text:visited-style-name="Visited_20_Internet_20_Link"><text:span text:style-name="T15">9d4</text:span></text:a><text:span text:style-name="T25"> points of slashing damage from the thousands of crystal shards that spray forth.</text:span></text:p>
      <text:h text:style-name="P19" text:outline-level="5">Augment</text:h>
      <text:p text:style-name="P1"><text:span text:style-name="T25">For every additional power point you spend, this power’s damage from the explosion of the crystal increases by </text:span><text:a xlink:type="simple" xlink:href="javascript:void(0);" text:style-name="Internet_20_link" text:visited-style-name="Visited_20_Internet_20_Link"><text:span text:style-name="T15">1d4</text:span></text:a><text:span text:style-name="T25"> points.</text:span></text:p>
      <text:p text:style-name="P10"/>
      <text:h text:style-name="P4" text:outline-level="1">Major Creation, Psionic</text:h>
      <text:h text:style-name="P8" text:outline-level="4"><text:a xlink:type="simple" xlink:href="http://www.d20srd.org/srd/psionic/psionicPowersOverview.htm#metacreativity" text:style-name="Internet_20_link" text:visited-style-name="Visited_20_Internet_20_Link"><text:span text:style-name="T5">Metacreativity</text:span></text:a><text:span text:style-name="T12"> (</text:span><text:a xlink:type="simple" xlink:href="http://www.d20srd.org/srd/psionic/psionicPowersOverview.htm#creation" text:style-name="Internet_20_link" text:visited-style-name="Visited_20_Internet_20_Link"><text:span text:style-name="T5">Creation</text:span></text:a><text:span text:style-name="T12">)</text:span></text:h>
      <table:table table:name="Table19" table:style-name="Table19">
        <table:table-column table:style-name="Table19.A"/>
        <table:table-column table:style-name="Table19.B"/>
        <table:table-row>
          <table:table-cell table:style-name="Table19.A1" office:value-type="string">
            <text:p text:style-name="P23"><text:a xlink:type="simple" xlink:href="http://www.d20srd.org/srd/psionic/psionicPowersOverview.htm#level" text:style-name="Internet_20_link" text:visited-style-name="Visited_20_Internet_20_Link"><text:span text:style-name="T7">Level</text:span></text:a><text:span text:style-name="T13">:</text:span></text:p>
          </table:table-cell>
          <table:table-cell table:style-name="Table19.A1" office:value-type="string">
            <text:p text:style-name="P22">Psion/wilder 5</text:p>
          </table:table-cell>
        </table:table-row>
        <table:table-row>
          <table:table-cell table:style-name="Table19.A1" office:value-type="string">
            <text:p text:style-name="P23"><text:a xlink:type="simple" xlink:href="http://www.d20srd.org/srd/psionic/psionicPowersOverview.htm#manifestingTime" text:style-name="Internet_20_link" text:visited-style-name="Visited_20_Internet_20_Link"><text:span text:style-name="T7">Manifesting Time</text:span></text:a><text:span text:style-name="T13">:</text:span></text:p>
          </table:table-cell>
          <table:table-cell table:style-name="Table19.A1" office:value-type="string">
            <text:p text:style-name="P22">10 minutes</text:p>
          </table:table-cell>
        </table:table-row>
        <table:table-row>
          <table:table-cell table:style-name="Table19.A1" office:value-type="string">
            <text:p text:style-name="P23"><text:a xlink:type="simple" xlink:href="http://www.d20srd.org/srd/psionic/psionicPowersOverview.htm#range" text:style-name="Internet_20_link" text:visited-style-name="Visited_20_Internet_20_Link"><text:span text:style-name="T7">Range</text:span></text:a><text:span text:style-name="T13">:</text:span></text:p>
          </table:table-cell>
          <table:table-cell table:style-name="Table19.A1" office:value-type="string">
            <text:p text:style-name="P22">Close (25 ft. + 5 ft./2 levels)</text:p>
          </table:table-cell>
        </table:table-row>
        <table:table-row>
          <table:table-cell table:style-name="Table19.A1" office:value-type="string">
            <text:p text:style-name="P23"><text:a xlink:type="simple" xlink:href="http://www.d20srd.org/srd/psionic/psionicPowersOverview.htm#duration" text:style-name="Internet_20_link" text:visited-style-name="Visited_20_Internet_20_Link"><text:span text:style-name="T7">Duration</text:span></text:a><text:span text:style-name="T13">:</text:span></text:p>
          </table:table-cell>
          <table:table-cell table:style-name="Table19.A1" office:value-type="string">
            <text:p text:style-name="P22">See spell text</text:p>
          </table:table-cell>
        </table:table-row>
        <table:table-row>
          <table:table-cell table:style-name="Table19.A1" office:value-type="string">
            <text:p text:style-name="P23"><text:a xlink:type="simple" xlink:href="http://www.d20srd.org/srd/psionic/psionicPowersOverview.htm#powerPoints" text:style-name="Internet_20_link" text:visited-style-name="Visited_20_Internet_20_Link"><text:span text:style-name="T7">Power Points</text:span></text:a><text:span text:style-name="T13">:</text:span></text:p>
          </table:table-cell>
          <table:table-cell table:style-name="Table19.A1" office:value-type="string">
            <text:p text:style-name="P22">9</text:p>
          </table:table-cell>
        </table:table-row>
      </table:table>
      <text:p text:style-name="P1"><text:span text:style-name="T17">This spell functions like </text:span><text:a xlink:type="simple" xlink:href="http://www.d20srd.org/srd/spells/minorCreation.htm" text:style-name="Internet_20_link" text:visited-style-name="Visited_20_Internet_20_Link"><text:span text:style-name="T4">minor creation</text:span></text:a><text:span text:style-name="T17">, except that you can also create an object of mineral nature: stone, crystal, metal, or the like. The duration of the created item varies with its relative hardness and rarity, as indicated on the following table.</text:span><text:span text:style-name="T25"> </text:span></text:p>
      <table:table table:name="Table20" table:style-name="Table20">
        <table:table-column table:style-name="Table20.A"/>
        <table:table-column table:style-name="Table20.B"/>
        <table:table-header-rows>
          <table:table-row>
            <table:table-cell table:style-name="Table20.A1" office:value-type="string">
              <text:p text:style-name="P28">Hardness and Rarity Examples</text:p>
            </table:table-cell>
            <table:table-cell table:style-name="Table20.A1" office:value-type="string">
              <text:p text:style-name="P28">Duration</text:p>
            </table:table-cell>
          </table:table-row>
        </table:table-header-rows>
        <table:table-row>
          <table:table-cell table:style-name="Table20.A2" office:value-type="string">
            <text:p text:style-name="P27">Vegetable matter</text:p>
          </table:table-cell>
          <table:table-cell table:style-name="Table20.A2" office:value-type="string">
            <text:p text:style-name="P27">2 hr./level</text:p>
          </table:table-cell>
        </table:table-row>
        <table:table-row>
          <table:table-cell table:style-name="Table20.A3" office:value-type="string">
            <text:p text:style-name="P27">Stone, crystal, base metals</text:p>
          </table:table-cell>
          <table:table-cell table:style-name="Table20.A3" office:value-type="string">
            <text:p text:style-name="P27">1 hr./level</text:p>
          </table:table-cell>
        </table:table-row>
        <table:table-row>
          <table:table-cell table:style-name="Table20.A2" office:value-type="string">
            <text:p text:style-name="P27">Precious metals</text:p>
          </table:table-cell>
          <table:table-cell table:style-name="Table20.A2" office:value-type="string">
            <text:p text:style-name="P27">20 min./level</text:p>
          </table:table-cell>
        </table:table-row>
        <table:table-row>
          <table:table-cell table:style-name="Table20.A3" office:value-type="string">
            <text:p text:style-name="P27">Gems</text:p>
          </table:table-cell>
          <table:table-cell table:style-name="Table20.A3" office:value-type="string">
            <text:p text:style-name="P27">10 min./level</text:p>
          </table:table-cell>
        </table:table-row>
        <table:table-row>
          <table:table-cell table:style-name="Table20.A2" office:value-type="string">
            <text:p text:style-name="P27">Rare metal<text:span text:style-name="T27">1</text:span></text:p>
          </table:table-cell>
          <table:table-cell table:style-name="Table20.A2" office:value-type="string">
            <text:p text:style-name="P27">1 round/level</text:p>
          </table:table-cell>
        </table:table-row>
        <table:table-row>
          <table:table-cell table:style-name="Table20.A2" table:number-columns-spanned="2" office:value-type="string">
            <text:list xml:id="list5410370945992833994" text:style-name="L2">
              <text:list-item>
                <text:p text:style-name="P36">1. Includes <text:a xlink:type="simple" xlink:href="http://www.d20srd.org/srd/specialMaterials.htm#adamantine" text:style-name="Internet_20_link" text:visited-style-name="Visited_20_Internet_20_Link"><text:span text:style-name="T1">adamantine</text:span></text:a>, <text:a xlink:type="simple" xlink:href="http://www.d20srd.org/srd/specialMaterials.htm#silverAlchemical" text:style-name="Internet_20_link" text:visited-style-name="Visited_20_Internet_20_Link"><text:span text:style-name="T1">alchemical silver</text:span></text:a>, and <text:a xlink:type="simple" xlink:href="http://www.d20srd.org/srd/specialMaterials.htm#mithral" text:style-name="Internet_20_link" text:visited-style-name="Visited_20_Internet_20_Link"><text:span text:style-name="T1">mithral</text:span></text:a>. You can’t use major creation to create a <text:a xlink:type="simple" xlink:href="http://www.d20srd.org/srd/specialMaterials.htm#ironCold" text:style-name="Internet_20_link" text:visited-style-name="Visited_20_Internet_20_Link"><text:span text:style-name="T1">cold iron</text:span></text:a> item.</text:p>
              </text:list-item>
            </text:list>
          </table:table-cell>
          <table:covered-table-cell/>
        </table:table-row>
      </table:table>
      <text:p text:style-name="P3"/>
      <text:h text:style-name="P4" text:outline-level="1">Plane Shift, Psionic</text:h>
      <text:h text:style-name="P8" text:outline-level="4"><text:a xlink:type="simple" xlink:href="http://www.d20srd.org/srd/psionic/psionicPowersOverview.htm#psychoportation" text:style-name="Internet_20_link" text:visited-style-name="Visited_20_Internet_20_Link"><text:span text:style-name="T3">Psychoportation</text:span></text:a></text:h>
      <table:table table:name="Table21" table:style-name="Table21">
        <table:table-column table:style-name="Table21.A"/>
        <table:table-column table:style-name="Table21.B"/>
        <table:table-row>
          <table:table-cell table:style-name="Table21.A1" office:value-type="string">
            <text:p text:style-name="P23"><text:a xlink:type="simple" xlink:href="http://www.d20srd.org/srd/psionic/psionicPowersOverview.htm#level" text:style-name="Internet_20_link" text:visited-style-name="Visited_20_Internet_20_Link"><text:span text:style-name="T1">Level</text:span></text:a><text:span text:style-name="T10">:</text:span></text:p>
          </table:table-cell>
          <table:table-cell table:style-name="Table21.A1" office:value-type="string">
            <text:p text:style-name="P21">Psion/wilder 5</text:p>
          </table:table-cell>
        </table:table-row>
        <table:table-row>
          <table:table-cell table:style-name="Table21.A1" office:value-type="string">
            <text:p text:style-name="P23"><text:a xlink:type="simple" xlink:href="http://www.d20srd.org/srd/psionic/psionicPowersOverview.htm#display" text:style-name="Internet_20_link" text:visited-style-name="Visited_20_Internet_20_Link"><text:span text:style-name="T1">Display</text:span></text:a><text:span text:style-name="T10">:</text:span></text:p>
          </table:table-cell>
          <table:table-cell table:style-name="Table21.A1" office:value-type="string">
            <text:p text:style-name="P21">Visual</text:p>
          </table:table-cell>
        </table:table-row>
        <table:table-row>
          <table:table-cell table:style-name="Table21.A1" office:value-type="string">
            <text:p text:style-name="P23"><text:a xlink:type="simple" xlink:href="http://www.d20srd.org/srd/psionic/psionicPowersOverview.htm#manifestingTime" text:style-name="Internet_20_link" text:visited-style-name="Visited_20_Internet_20_Link"><text:span text:style-name="T1">Manifesting Time</text:span></text:a><text:span text:style-name="T10">:</text:span></text:p>
          </table:table-cell>
          <table:table-cell table:style-name="Table21.A1" office:value-type="string">
            <text:p text:style-name="P21">1 <text:a xlink:type="simple" xlink:href="http://www.d20srd.org/srd/combat/actionsInCombat.htm#standardActions" text:style-name="Internet_20_link" text:visited-style-name="Visited_20_Internet_20_Link"><text:span text:style-name="T1">standard action</text:span></text:a></text:p>
          </table:table-cell>
        </table:table-row>
        <table:table-row>
          <table:table-cell table:style-name="Table21.A1" office:value-type="string">
            <text:p text:style-name="P23"><text:a xlink:type="simple" xlink:href="http://www.d20srd.org/srd/psionic/psionicPowersOverview.htm#range" text:style-name="Internet_20_link" text:visited-style-name="Visited_20_Internet_20_Link"><text:span text:style-name="T1">Range</text:span></text:a><text:span text:style-name="T10">:</text:span></text:p>
          </table:table-cell>
          <table:table-cell table:style-name="Table21.A1" office:value-type="string">
            <text:p text:style-name="P21">Touch</text:p>
          </table:table-cell>
        </table:table-row>
        <table:table-row>
          <table:table-cell table:style-name="Table21.A1" office:value-type="string">
            <text:p text:style-name="P23"><text:a xlink:type="simple" xlink:href="http://www.d20srd.org/srd/psionic/psionicPowersOverview.htm#targetorTargets" text:style-name="Internet_20_link" text:visited-style-name="Visited_20_Internet_20_Link"><text:span text:style-name="T1">Target</text:span></text:a><text:span text:style-name="T10">:</text:span></text:p>
          </table:table-cell>
          <table:table-cell table:style-name="Table21.A1" office:value-type="string">
            <text:p text:style-name="P21">Willing creature touched, or up to eight willing creatures joining hands</text:p>
          </table:table-cell>
        </table:table-row>
        <table:table-row>
          <table:table-cell table:style-name="Table21.A1" office:value-type="string">
            <text:p text:style-name="P23"><text:a xlink:type="simple" xlink:href="http://www.d20srd.org/srd/psionic/psionicPowersOverview.htm#duration" text:style-name="Internet_20_link" text:visited-style-name="Visited_20_Internet_20_Link"><text:span text:style-name="T1">Duration</text:span></text:a><text:span text:style-name="T10">:</text:span></text:p>
          </table:table-cell>
          <table:table-cell table:style-name="Table21.A1" office:value-type="string">
            <text:p text:style-name="P21">Instantaneous</text:p>
          </table:table-cell>
        </table:table-row>
        <table:table-row>
          <table:table-cell table:style-name="Table21.A1" office:value-type="string">
            <text:p text:style-name="P23"><text:a xlink:type="simple" xlink:href="http://www.d20srd.org/srd/psionic/psionicPowersOverview.htm#powerPoints" text:style-name="Internet_20_link" text:visited-style-name="Visited_20_Internet_20_Link"><text:span text:style-name="T1">Power Points</text:span></text:a><text:span text:style-name="T10">:</text:span></text:p>
          </table:table-cell>
          <table:table-cell table:style-name="Table21.A1" office:value-type="string">
            <text:p text:style-name="P21">9</text:p>
          </table:table-cell>
        </table:table-row>
      </table:table>
      <text:p text:style-name="P3"><text:span text:style-name="T18">You move yourself or some other creature to another plane of existence or alternate dimension. If several willing persons link hands in a circle, as many as eight can be affected by the plane shift at the </text:span><text:soft-page-break/><text:span text:style-name="T18">same time. Precise accuracy as to a particular arrival location on the intended plane is nigh impossible. From the Material Plane, you can reach any other plane, though you appear 5 to 500 miles (</text:span><text:a xlink:type="simple" xlink:href="javascript:void(0);" text:style-name="Internet_20_link" text:visited-style-name="Visited_20_Internet_20_Link"><text:span text:style-name="T23">5d%</text:span></text:a><text:span text:style-name="T18">) from your intended destination.</text:span></text:p>
      <text:p text:style-name="P11"><text:span text:style-name="Emphasis"><text:span text:style-name="T16">Note:</text:span></text:span><text:span text:style-name="T16"> Plane shift transports creatures instantaneously and then ends. The creatures need to find other means if they are to travel back.</text:span></text:p>
      <text:h text:style-name="P20" text:outline-level="6">Focus</text:h>
      <text:p text:style-name="P15">A small, forked metal rod. The size and metal type dictates to which plane of existence or alternate dimension the spell sends the affected creatures.</text:p>
      <text:p text:style-name="P15"/>
      <text:h text:style-name="P1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rebuchet MS" svg:font-family="'Trebuchet MS', 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Mangal"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13T23:18:26.18</meta:creation-date>
    <dc:date>2020-01-15T23:11:45.31</dc:date>
    <meta:editing-duration>P1DT13H21M42S</meta:editing-duration>
    <meta:editing-cycles>16</meta:editing-cycles>
    <meta:generator>OpenOffice/4.1.7$Win32 OpenOffice.org_project/417m1$Build-9800</meta:generator>
    <meta:document-statistic meta:table-count="22" meta:image-count="0" meta:object-count="0" meta:page-count="13" meta:paragraph-count="516" meta:word-count="4240" meta:character-count="24730"/>
  </office:meta>
</office:document-meta>
</file>